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808080" draw:fill-color="#808080" draw:textarea-horizontal-align="justify" draw:textarea-vertical-align="middle" draw:auto-grow-height="false" fo:min-height="0cm" fo:min-width="0cm" draw:shadow="hidden"/>
    </style:style>
    <style:style style:name="gr3" style:family="graphic" style:parent-style-name="objectwithoutfill">
      <style:graphic-properties svg:stroke-width="0.028cm" draw:marker-start="Dimension_20_Lines" draw:marker-start-width="0.127cm" draw:marker-end="Dimension_20_Lines" draw:marker-end-width="0.127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ffffff" draw:fill="gradient" draw:fill-gradient-name="Gradient_20_9" draw:textarea-horizontal-align="justify" draw:textarea-vertical-align="middle" draw:auto-grow-height="false" fo:min-height="1.782cm" fo:min-width="0cm"/>
    </style:style>
    <style:style style:name="gr5" style:family="graphic" style:parent-style-name="text">
      <style:graphic-properties fo:min-height="0.412cm"/>
    </style:style>
    <style:style style:name="gr6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7" style:family="graphic" style:parent-style-name="text">
      <style:graphic-properties fo:min-height="0.395cm"/>
    </style:style>
    <style:style style:name="gr8" style:family="graphic" style:parent-style-name="text">
      <style:graphic-properties fo:min-height="0.497cm"/>
    </style:style>
    <style:style style:name="gr9" style:family="graphic" style:parent-style-name="objectwithoutfill">
      <style:graphic-properties draw:fill="none" draw:opacity="70%" draw:textarea-vertical-align="middle" draw:shadow-opacity="70%"/>
    </style:style>
    <style:style style:name="gr10" style:family="graphic" style:parent-style-name="standard">
      <style:graphic-properties svg:stroke-color="#808080" draw:fill-color="#808080" draw:opacity="70%" draw:textarea-horizontal-align="justify" draw:textarea-vertical-align="middle" draw:auto-grow-height="false" fo:min-height="0cm" fo:min-width="0cm" draw:shadow="hidden" draw:shadow-opacity="70%"/>
    </style:style>
    <style:style style:name="gr11" style:family="graphic" style:parent-style-name="objectwithoutfill">
      <style:graphic-properties draw:fill="none" draw:opacity="50%" draw:textarea-vertical-align="middle" draw:shadow-opacity="50%"/>
    </style:style>
    <style:style style:name="gr12" style:family="graphic" style:parent-style-name="standard">
      <style:graphic-properties svg:stroke-color="#808080" draw:fill-color="#808080" draw:opacity="50%" draw:textarea-horizontal-align="justify" draw:textarea-vertical-align="middle" draw:auto-grow-height="false" fo:min-height="0cm" fo:min-width="0cm" draw:shadow="hidden" draw:shadow-opacity="50%"/>
    </style:style>
    <style:style style:name="gr13" style:family="graphic" style:parent-style-name="objectwithoutfill">
      <style:graphic-properties draw:fill="none" draw:opacity="20%" draw:textarea-vertical-align="middle" draw:shadow-opacity="20%"/>
    </style:style>
    <style:style style:name="gr14" style:family="graphic" style:parent-style-name="standard">
      <style:graphic-properties svg:stroke-color="#808080" draw:fill-color="#808080" draw:opacity="20%" draw:textarea-horizontal-align="justify" draw:textarea-vertical-align="middle" draw:auto-grow-height="false" fo:min-height="0cm" fo:min-width="0cm" draw:shadow="hidden" draw:shadow-opacity="20%"/>
    </style:style>
    <style:style style:name="gr15" style:family="graphic" style:parent-style-name="standard">
      <style:graphic-properties draw:stroke="solid" svg:stroke-color="#1c1c1c" draw:fill="gradient" draw:fill-gradient-name="Gradient_20_11" draw:textarea-horizontal-align="justify" draw:textarea-vertical-align="middle" draw:auto-grow-height="false" fo:min-height="0.777cm" fo:min-width="0.924cm"/>
    </style:style>
    <style:style style:name="gr16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04e4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7" style:family="graphic" style:parent-style-name="standard">
      <style:graphic-properties draw:stroke="none" svg:stroke-color="#808080" draw:fill="solid" draw:fill-color="#f04e4d" draw:opacity="100%"/>
    </style:style>
    <style:style style:name="gr18" style:family="graphic" style:parent-style-name="standard">
      <style:graphic-properties draw:stroke="none" svg:stroke-color="#808080" draw:fill-color="#ffffff" draw:textarea-horizontal-align="justify" draw:textarea-vertical-align="middle" draw:auto-grow-height="false" fo:min-height="1.22cm" fo:min-width="0cm"/>
    </style:style>
    <style:style style:name="gr19" style:family="graphic" style:parent-style-name="standard">
      <style:graphic-properties svg:stroke-color="#808080" draw:fill-color="#cccccc" draw:textarea-horizontal-align="justify" draw:textarea-vertical-align="middle" draw:auto-grow-height="false" fo:min-height="0.405cm" fo:min-width="0cm"/>
    </style:style>
    <style:style style:name="gr20" style:family="graphic" style:parent-style-name="standard">
      <style:graphic-properties svg:stroke-color="#808080" draw:fill-color="#cccccc" draw:textarea-horizontal-align="justify" draw:textarea-vertical-align="middle" draw:auto-grow-height="false" fo:min-height="0.404cm" fo:min-width="0cm"/>
    </style:style>
    <style:style style:name="gr21" style:family="graphic" style:parent-style-name="objectwithoutfill">
      <style:graphic-properties svg:stroke-width="0.02cm" svg:stroke-color="#cccccc" draw:marker-start-width="0.26cm" draw:marker-end-width="0.26cm" draw:fill="none" draw:textarea-vertical-align="middle" fo:padding-top="0.135cm" fo:padding-bottom="0.135cm" fo:padding-left="0.26cm" fo:padding-right="0.26cm"/>
    </style:style>
    <style:style style:name="gr22" style:family="graphic" style:parent-style-name="standard">
      <style:graphic-properties svg:stroke-color="#808080" draw:fill-color="#cccccc" draw:textarea-horizontal-align="justify" draw:textarea-vertical-align="middle" draw:auto-grow-height="false" fo:min-height="0cm" fo:min-width="1.297cm"/>
    </style:style>
    <style:style style:name="gr23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4" style:family="graphic" style:parent-style-name="standard">
      <style:graphic-properties draw:stroke="none" svg:stroke-color="#808080" draw:fill-color="#cccccc" dr3d:vertical-segments="16" dr3d:close-front="true" dr3d:close-back="true"/>
    </style:style>
    <style:style style:name="gr25" style:family="graphic" style:parent-style-name="standard">
      <style:graphic-properties svg:stroke-color="#808080" draw:fill-color="#cccccc" draw:textarea-horizontal-align="justify" draw:textarea-vertical-align="middle" draw:auto-grow-height="false" fo:min-height="0.403cm" fo:min-width="0cm"/>
    </style:style>
    <style:style style:name="gr26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b2b2b2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7" style:family="graphic" style:parent-style-name="standard">
      <style:graphic-properties draw:stroke="none" svg:stroke-color="#808080" draw:fill-color="#b2b2b2"/>
    </style:style>
    <style:style style:name="gr28" style:family="graphic" style:parent-style-name="standard">
      <style:graphic-properties draw:stroke="none" svg:stroke-color="#ffffff" draw:fill="gradient" draw:fill-gradient-name="Gradient_20_13" draw:textarea-horizontal-align="justify" draw:textarea-vertical-align="middle" draw:auto-grow-height="false" fo:min-height="0.319cm" fo:min-width="0cm"/>
    </style:style>
    <style:style style:name="gr29" style:family="graphic" style:parent-style-name="standard">
      <style:graphic-properties svg:stroke-color="#808080" draw:fill="none" draw:textarea-horizontal-align="justify" draw:textarea-vertical-align="middle" draw:auto-grow-height="false" fo:min-height="0.768cm" fo:min-width="4.556cm"/>
    </style:style>
    <style:style style:name="gr30" style:family="graphic" style:parent-style-name="standard">
      <style:graphic-properties svg:stroke-width="0.01cm" svg:stroke-color="#000000" draw:marker-start-width="0.235cm" draw:marker-end-width="0.235cm" draw:fill="none" draw:textarea-horizontal-align="justify" draw:textarea-vertical-align="middle" draw:auto-grow-height="false" fo:min-height="0.758cm" fo:min-width="4.546cm" fo:padding-top="0.13cm" fo:padding-bottom="0.13cm" fo:padding-left="0.255cm" fo:padding-right="0.255cm"/>
    </style:style>
    <style:style style:name="gr31" style:family="graphic" style:parent-style-name="objectwithoutfill">
      <style:graphic-properties svg:stroke-width="0.01cm" svg:stroke-color="#000000" draw:marker-start-width="0.235cm" draw:marker-end-width="0.235cm" draw:fill="none" draw:textarea-vertical-align="middle" fo:padding-top="0.13cm" fo:padding-bottom="0.13cm" fo:padding-left="0.255cm" fo:padding-right="0.255cm"/>
    </style:style>
    <style:style style:name="gr32" style:family="graphic" style:parent-style-name="objectwithoutfill">
      <style:graphic-properties svg:stroke-color="#808080" draw:fill="none" draw:textarea-vertical-align="middle"/>
    </style:style>
    <style:style style:name="gr33" style:family="graphic" style:parent-style-name="standard">
      <style:graphic-properties svg:stroke-color="#808080" draw:fill="gradient" draw:fill-gradient-name="circular" draw:textarea-horizontal-align="justify" draw:textarea-vertical-align="middle" draw:auto-grow-height="false" fo:min-height="0.034cm" fo:min-width="0.13cm"/>
    </style:style>
    <style:style style:name="gr34" style:family="graphic" style:parent-style-name="text">
      <style:graphic-properties fo:min-height="0.47cm"/>
    </style:style>
    <style:style style:name="gr35" style:family="graphic" style:parent-style-name="standard">
      <style:graphic-properties draw:stroke="none" svg:stroke-color="#000000" draw:fill="none" draw:fill-color="#ffffff" fo:min-height="0.823cm"/>
    </style:style>
    <style:style style:name="gr36" style:family="graphic" style:parent-style-name="standard">
      <style:graphic-properties draw:stroke="none" svg:stroke-color="#000000" draw:fill="none" draw:fill-color="#ffffff" fo:min-height="1.234cm"/>
    </style:style>
    <style:style style:name="gr37" style:family="graphic" style:parent-style-name="standard">
      <style:graphic-properties draw:stroke="none" draw:fill-color="#ccccff" draw:opacity="40%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draw:fill-color="#ccccff" draw:opacity="40%" draw:textarea-horizontal-align="justify" draw:textarea-vertical-align="middle" draw:auto-grow-height="false" fo:min-height="4.66cm" fo:min-width="0cm"/>
    </style:style>
    <style:style style:name="gr39" style:family="graphic" style:parent-style-name="objectwithoutfill">
      <style:graphic-properties svg:stroke-width="0.028cm" svg:stroke-color="#999999" draw:marker-start-width="0.242cm" draw:marker-end="Symmetric_20_Arrow" draw:marker-end-width="0.142cm" draw:fill="none" draw:textarea-vertical-align="middle" fo:padding-top="0.139cm" fo:padding-bottom="0.139cm" fo:padding-left="0.264cm" fo:padding-right="0.264cm"/>
    </style:style>
    <style:style style:name="gr40" style:family="graphic" style:parent-style-name="objectwithoutfill">
      <style:graphic-properties svg:stroke-width="0.035cm" svg:stroke-color="#9999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draw:stroke="solid" svg:stroke-color="#000000" draw:fill-color="#999999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stroke="none" draw:fill="gradient" draw:fill-color="#ff3333" draw:fill-gradient-name="Gradient_20_17" draw:opacity="50%" draw:opacity-name="" draw:textarea-horizontal-align="justify" draw:textarea-vertical-align="middle" draw:auto-grow-height="false" fo:min-height="0.873cm" fo:min-width="0.623cm"/>
    </style:style>
    <style:style style:name="gr43" style:family="graphic" style:parent-style-name="objectwithoutfill">
      <style:graphic-properties svg:stroke-width="0.159cm" svg:stroke-color="#9999cc" draw:marker-start-width="0.437cm" draw:marker-end="" draw:marker-end-width="0.437cm" draw:fill="none" draw:textarea-vertical-align="middle" fo:padding-top="0.203cm" fo:padding-bottom="0.203cm" fo:padding-left="0.328cm" fo:padding-right="0.328cm"/>
    </style:style>
    <style:style style:name="gr44" style:family="graphic" style:parent-style-name="standard">
      <style:graphic-properties draw:stroke="none" draw:fill-color="#9999cc" draw:textarea-horizontal-align="justify" draw:textarea-vertical-align="middle" draw:auto-grow-height="false" fo:min-height="0cm" fo:min-width="0cm"/>
    </style:style>
    <style:style style:name="gr45" style:family="graphic" style:parent-style-name="objectwithoutfill">
      <style:graphic-properties svg:stroke-width="0.159cm" svg:stroke-color="#9999cc" draw:marker-start-width="0.437cm" draw:marker-end="" draw:marker-end-width="0.437cm" svg:stroke-opacity="70%" draw:fill="none" draw:textarea-vertical-align="middle" fo:padding-top="0.203cm" fo:padding-bottom="0.203cm" fo:padding-left="0.328cm" fo:padding-right="0.328cm"/>
    </style:style>
    <style:style style:name="gr46" style:family="graphic" style:parent-style-name="standard">
      <style:graphic-properties draw:stroke="none" svg:stroke-opacity="70%" draw:fill-color="#9999cc" draw:opacity="70%" draw:textarea-horizontal-align="justify" draw:textarea-vertical-align="middle" draw:auto-grow-height="false" fo:min-height="0cm" fo:min-width="0cm"/>
    </style:style>
    <style:style style:name="gr47" style:family="graphic" style:parent-style-name="objectwithoutfill">
      <style:graphic-properties svg:stroke-width="0.159cm" svg:stroke-color="#9999cc" draw:marker-start-width="0.437cm" draw:marker-end="" draw:marker-end-width="0.437cm" svg:stroke-opacity="40%" draw:fill="none" draw:textarea-vertical-align="middle" fo:padding-top="0.203cm" fo:padding-bottom="0.203cm" fo:padding-left="0.328cm" fo:padding-right="0.328cm"/>
    </style:style>
    <style:style style:name="gr48" style:family="graphic" style:parent-style-name="standard">
      <style:graphic-properties draw:stroke="none" svg:stroke-opacity="40%" draw:fill-color="#9999cc" draw:opacity="40%" draw:textarea-horizontal-align="justify" draw:textarea-vertical-align="middle" draw:auto-grow-height="false" fo:min-height="0cm" fo:min-width="0cm"/>
    </style:style>
    <style:style style:name="gr49" style:family="graphic" style:parent-style-name="objectwithoutfill">
      <style:graphic-properties svg:stroke-width="0.159cm" svg:stroke-color="#9999cc" draw:marker-start-width="0.437cm" draw:marker-end="" draw:marker-end-width="0.437cm" svg:stroke-opacity="20%" draw:fill="none" draw:textarea-vertical-align="middle" fo:padding-top="0.203cm" fo:padding-bottom="0.203cm" fo:padding-left="0.328cm" fo:padding-right="0.328cm"/>
    </style:style>
    <style:style style:name="gr50" style:family="graphic" style:parent-style-name="standard">
      <style:graphic-properties draw:stroke="none" svg:stroke-opacity="20%" draw:fill-color="#9999cc" draw:opacity="20%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3333" draw:secondary-fill-color="#729fcf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2" style:family="graphic" style:parent-style-name="standard">
      <style:graphic-properties draw:stroke="none" svg:stroke-color="#808080" draw:fill="solid" draw:fill-color="#ff3333" draw:opacity="70%"/>
    </style:style>
    <style:style style:name="gr53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draw:stroke="none" draw:fill-color="#808080" draw:opacity="70%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draw:stroke="none" draw:fill-color="#808080" draw:opacity="40%" draw:textarea-horizontal-align="justify" draw:textarea-vertical-align="middle" draw:auto-grow-height="false" fo:min-height="0cm" fo:min-width="0cm"/>
    </style:style>
    <style:style style:name="gr56" style:family="graphic" style:parent-style-name="standard">
      <style:graphic-properties draw:stroke="none" draw:fill-color="#808080" draw:opacity="20%" draw:textarea-horizontal-align="justify" draw:textarea-vertical-align="middle" draw:auto-grow-height="false" fo:min-height="0cm" fo:min-width="0cm"/>
    </style:style>
    <style:style style:name="gr57" style:family="graphic" style:parent-style-name="standard">
      <style:graphic-properties svg:stroke-width="0.028cm" svg:stroke-color="#9999cc" draw:marker-start-width="0.262cm" draw:marker-end-width="0.262cm" draw:fill="solid" draw:fill-color="#9999cc" draw:opacity="20%" draw:textarea-horizontal-align="justify" draw:textarea-vertical-align="middle" draw:auto-grow-height="false" fo:min-height="0.74cm" fo:min-width="4.546cm" fo:padding-top="0.139cm" fo:padding-bottom="0.139cm" fo:padding-left="0.264cm" fo:padding-right="0.264cm"/>
    </style:style>
    <style:style style:name="gr58" style:family="graphic" style:parent-style-name="standard">
      <style:graphic-properties svg:stroke-width="0.028cm" svg:stroke-color="#666666" draw:marker-start-width="0.262cm" draw:marker-end-width="0.262cm" draw:fill="none" draw:textarea-horizontal-align="justify" draw:textarea-vertical-align="middle" draw:auto-grow-height="false" fo:min-height="0.758cm" fo:min-width="4.546cm" fo:padding-top="0.139cm" fo:padding-bottom="0.139cm" fo:padding-left="0.264cm" fo:padding-right="0.264cm"/>
    </style:style>
    <style:style style:name="gr59" style:family="graphic" style:parent-style-name="objectwithoutfill">
      <style:graphic-properties svg:stroke-width="0.028cm" svg:stroke-color="#6699cc" draw:marker-start-width="0.262cm" draw:marker-end-width="0.262cm" draw:fill="none" draw:textarea-vertical-align="middle" fo:padding-top="0.139cm" fo:padding-bottom="0.139cm" fo:padding-left="0.264cm" fo:padding-right="0.264cm"/>
    </style:style>
    <style:style style:name="gr60" style:family="graphic" style:parent-style-name="objectwithoutfill">
      <style:graphic-properties svg:stroke-width="0.028cm" svg:stroke-color="#6699c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1" style:family="graphic" style:parent-style-name="standard">
      <style:graphic-properties svg:stroke-width="0.028cm" svg:stroke-color="#6699cc" draw:marker-start-width="0.262cm" draw:marker-end-width="0.262cm" draw:fill="none" draw:fill-color="#729fcf" draw:opacity="20%" draw:textarea-horizontal-align="justify" draw:textarea-vertical-align="middle" draw:auto-grow-height="false" fo:min-height="0.758cm" fo:min-width="4.546cm" fo:padding-top="0.139cm" fo:padding-bottom="0.139cm" fo:padding-left="0.264cm" fo:padding-right="0.264cm"/>
    </style:style>
    <style:style style:name="gr62" style:family="graphic" style:parent-style-name="standard">
      <style:graphic-properties draw:stroke="none" svg:stroke-color="#808080" draw:fill="gradient" draw:fill-gradient-name="Gradient_20_19" draw:opacity="100%" draw:opacity-name="" draw:textarea-horizontal-align="justify" draw:textarea-vertical-align="middle" draw:auto-grow-height="false" fo:min-height="0cm" fo:min-width="0.489cm"/>
    </style:style>
    <style:style style:name="gr63" style:family="graphic" style:parent-style-name="standard">
      <style:graphic-properties draw:stroke="solid" svg:stroke-width="0.018cm" svg:stroke-color="#b2b2b2" draw:marker-start-width="0.227cm" draw:marker-end-width="0.227cm" draw:fill-color="#ffcccc" draw:opacity="30%" draw:textarea-horizontal-align="justify" draw:textarea-vertical-align="middle" draw:auto-grow-height="false" fo:min-height="0.314cm" fo:min-width="2.822cm" fo:padding-top="0.134cm" fo:padding-bottom="0.134cm" fo:padding-left="0.259cm" fo:padding-right="0.259cm"/>
    </style:style>
    <style:style style:name="gr64" style:family="graphic" style:parent-style-name="objectwithoutfill">
      <style:graphic-properties svg:stroke-width="0.028cm" svg:stroke-color="#666666" draw:marker-start-width="0.262cm" draw:marker-end-width="0.262cm" draw:fill="none" draw:textarea-vertical-align="middle" fo:padding-top="0.139cm" fo:padding-bottom="0.139cm" fo:padding-left="0.264cm" fo:padding-right="0.264cm"/>
    </style:style>
    <style:style style:name="gr65" style:family="graphic" style:parent-style-name="objectwithoutfill">
      <style:graphic-properties svg:stroke-width="0.028cm" svg:stroke-color="#66666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6" style:family="graphic" style:parent-style-name="standard">
      <style:graphic-properties draw:stroke="solid" svg:stroke-width="0.018cm" svg:stroke-color="#b2b2b2" draw:marker-start-width="0.227cm" draw:marker-end-width="0.227cm" draw:fill-color="#ffcccc" draw:opacity="30%" draw:textarea-horizontal-align="justify" draw:textarea-vertical-align="middle" draw:auto-grow-height="false" fo:min-height="0.009cm" fo:min-width="0.343cm" fo:padding-top="0.134cm" fo:padding-bottom="0.134cm" fo:padding-left="0.259cm" fo:padding-right="0.259cm"/>
    </style:style>
    <style:style style:name="gr67" style:family="graphic" style:parent-style-name="standard">
      <style:graphic-properties svg:stroke-width="0.018cm" svg:stroke-color="#b2b2b2" draw:marker-start-width="0.227cm" draw:marker-end-width="0.227cm" draw:fill="solid" draw:fill-color="#ffcccc" draw:opacity="20%" draw:textarea-horizontal-align="justify" draw:textarea-vertical-align="middle" draw:auto-grow-height="false" fo:min-height="0.542cm" fo:min-width="3.458cm" fo:padding-top="0.134cm" fo:padding-bottom="0.134cm" fo:padding-left="0.259cm" fo:padding-right="0.259cm"/>
    </style:style>
    <style:style style:name="gr68" style:family="graphic" style:parent-style-name="text">
      <style:graphic-properties fo:min-height="0.28cm"/>
    </style:style>
    <style:style style:name="gr69" style:family="graphic" style:parent-style-name="standard">
      <style:graphic-properties svg:stroke-color="#808080" draw:fill-color="#cccccc" draw:textarea-horizontal-align="justify" draw:textarea-vertical-align="middle" draw:auto-grow-height="false" fo:min-height="0.664cm" fo:min-width="0cm"/>
    </style:style>
    <style:style style:name="gr70" style:family="graphic" style:parent-style-name="standard">
      <style:graphic-properties svg:stroke-color="#808080" draw:fill-color="#cccccc" draw:textarea-horizontal-align="justify" draw:textarea-vertical-align="middle" draw:auto-grow-height="false" fo:min-height="0.663cm" fo:min-width="0cm"/>
    </style:style>
    <style:style style:name="gr71" style:family="graphic" style:parent-style-name="objectwithoutfill">
      <style:graphic-properties svg:stroke-width="0.053cm" svg:stroke-color="#808080" draw:marker-start-width="0.309cm" draw:marker-end-width="0.309cm" draw:fill="none" draw:textarea-vertical-align="middle" fo:padding-top="0.151cm" fo:padding-bottom="0.151cm" fo:padding-left="0.276cm" fo:padding-right="0.276cm"/>
    </style:style>
    <style:style style:name="gr72" style:family="graphic" style:parent-style-name="standard">
      <style:graphic-properties svg:stroke-color="#808080" draw:fill-color="#cccccc" draw:textarea-horizontal-align="justify" draw:textarea-vertical-align="middle" draw:auto-grow-height="false" fo:min-height="0.665cm" fo:min-width="0cm"/>
    </style:style>
    <style:style style:name="gr73" style:family="graphic" style:parent-style-name="standard">
      <style:graphic-properties svg:stroke-color="#808080" draw:fill-color="#cccccc" draw:textarea-horizontal-align="justify" draw:textarea-vertical-align="middle" draw:auto-grow-height="false" fo:min-height="0.661cm" fo:min-width="0cm"/>
    </style:style>
    <style:style style:name="gr74" style:family="graphic" style:parent-style-name="standard">
      <style:graphic-properties svg:stroke-color="#808080" draw:fill-color="#cccccc" draw:textarea-horizontal-align="justify" draw:textarea-vertical-align="middle" draw:auto-grow-height="false" fo:min-height="0cm" fo:min-width="2.009cm"/>
    </style:style>
    <style:style style:name="gr75" style:family="graphic" style:parent-style-name="standard">
      <style:graphic-properties svg:stroke-color="#808080" draw:fill-color="#cccccc" draw:textarea-horizontal-align="justify" draw:textarea-vertical-align="middle" draw:auto-grow-height="false" fo:min-height="0.662cm" fo:min-width="0cm"/>
    </style:style>
    <style:style style:name="gr76" style:family="graphic" style:parent-style-name="standard">
      <style:graphic-properties draw:stroke="none" svg:stroke-color="#ffffff" draw:fill="gradient" draw:fill-gradient-name="Gradient_20_13" draw:textarea-horizontal-align="justify" draw:textarea-vertical-align="middle" draw:auto-grow-height="false" fo:min-height="0.544cm" fo:min-width="0cm"/>
    </style:style>
    <style:style style:name="gr77" style:family="graphic" style:parent-style-name="text">
      <style:graphic-properties fo:min-height="0.46cm"/>
    </style:style>
    <style:style style:name="gr78" style:family="graphic" style:parent-style-name="standard">
      <style:graphic-properties draw:stroke="none" draw:fill-color="#ccccff" draw:opacity="40%" draw:textarea-horizontal-align="justify" draw:textarea-vertical-align="middle" draw:auto-grow-height="false" fo:min-height="0.137cm" fo:min-width="0.141cm"/>
    </style:style>
    <style:style style:name="gr79" style:family="graphic" style:parent-style-name="standard">
      <style:graphic-properties draw:stroke="none" draw:fill-color="#ccccff" draw:opacity="40%" draw:textarea-horizontal-align="justify" draw:textarea-vertical-align="middle" draw:auto-grow-height="false" fo:min-height="3.87cm" fo:min-width="0.78cm"/>
    </style:style>
    <style:style style:name="gr80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81" style:family="graphic" style:parent-style-name="standard">
      <style:graphic-properties draw:stroke="none" draw:fill="gradient" draw:fill-color="#ff3333" draw:fill-gradient-name="Gradient_20_17" draw:opacity="50%" draw:opacity-name="" draw:textarea-horizontal-align="justify" draw:textarea-vertical-align="middle" draw:auto-grow-height="false" fo:min-height="0.519cm" fo:min-width="0.269cm"/>
    </style:style>
    <style:style style:name="gr82" style:family="graphic" style:parent-style-name="standard">
      <style:graphic-properties draw:stroke="solid" svg:stroke-width="0.018cm" svg:stroke-color="#b2b2b2" draw:marker-start-width="0.227cm" draw:marker-end-width="0.227cm" draw:fill-color="#ffcccc" draw:opacity="30%" draw:textarea-horizontal-align="justify" draw:textarea-vertical-align="middle" draw:auto-grow-height="false" fo:min-height="0cm" fo:min-width="0.283cm" fo:padding-top="0.134cm" fo:padding-bottom="0.134cm" fo:padding-left="0.259cm" fo:padding-right="0.259cm"/>
    </style:style>
    <style:style style:name="gr83" style:family="graphic" style:parent-style-name="standard">
      <style:graphic-properties draw:stroke="none" svg:stroke-width="0.018cm" svg:stroke-color="#b2b2b2" draw:marker-start-width="0.227cm" draw:marker-end-width="0.227cm" draw:fill="solid" draw:fill-color="#ffcccc" draw:opacity="20%" draw:textarea-horizontal-align="justify" draw:textarea-vertical-align="middle" draw:auto-grow-height="false" fo:min-height="0.542cm" fo:min-width="3.458cm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gradient-name="Gradient_20_9"/>
      <style:paragraph-properties fo:text-align="center"/>
    </style:style>
    <style:style style:name="P5" style:family="paragraph">
      <style:text-properties style:font-name="DejaVu Sans" fo:font-size="10pt" style:font-size-asian="10pt" style:font-size-complex="10pt"/>
    </style:style>
    <style:style style:name="P6" style:family="paragraph">
      <style:text-properties style:font-name="Arial" fo:font-size="10pt" style:font-size-asian="10pt" style:font-size-complex="10pt"/>
    </style:style>
    <style:style style:name="P7" style:family="paragraph">
      <style:text-properties style:font-name="DejaVu Sans" fo:font-size="12pt" fo:font-weight="bold" style:font-size-asian="12pt" style:font-weight-asian="bold" style:font-size-complex="12pt" style:font-weight-complex="bold"/>
    </style:style>
    <style:style style:name="P8" style:family="paragraph">
      <style:text-properties style:font-name="DejaVu Sans" fo:font-size="12pt" fo:font-weight="bold" style:font-size-asian="12pt" style:font-size-complex="12pt"/>
    </style:style>
    <style:style style:name="P9" style:family="paragraph">
      <loext:graphic-properties draw:fill="none" draw:opacity="70%"/>
      <style:paragraph-properties fo:text-align="center"/>
    </style:style>
    <style:style style:name="P10" style:family="paragraph">
      <loext:graphic-properties draw:fill-color="#808080" draw:opacity="70%"/>
      <style:paragraph-properties fo:text-align="center"/>
    </style:style>
    <style:style style:name="P11" style:family="paragraph">
      <loext:graphic-properties draw:fill="none" draw:opacity="50%"/>
      <style:paragraph-properties fo:text-align="center"/>
    </style:style>
    <style:style style:name="P12" style:family="paragraph">
      <loext:graphic-properties draw:fill-color="#808080" draw:opacity="50%"/>
      <style:paragraph-properties fo:text-align="center"/>
    </style:style>
    <style:style style:name="P13" style:family="paragraph">
      <loext:graphic-properties draw:fill="none" draw:opacity="20%"/>
      <style:paragraph-properties fo:text-align="center"/>
    </style:style>
    <style:style style:name="P14" style:family="paragraph">
      <loext:graphic-properties draw:fill-color="#808080" draw:opacity="20%"/>
      <style:paragraph-properties fo:text-align="center"/>
    </style:style>
    <style:style style:name="P15" style:family="paragraph">
      <loext:graphic-properties draw:fill="gradient" draw:fill-gradient-name="Gradient_20_11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cccccc"/>
      <style:paragraph-properties fo:text-align="center"/>
    </style:style>
    <style:style style:name="P18" style:family="paragraph">
      <loext:graphic-properties draw:fill="gradient" draw:fill-gradient-name="Gradient_20_13"/>
      <style:paragraph-properties fo:text-align="center"/>
    </style:style>
    <style:style style:name="P19" style:family="paragraph">
      <loext:graphic-properties draw:fill="gradient" draw:fill-gradient-name="circular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style:font-name="DejaVu Sans" fo:font-size="10pt" style:font-size-asian="10pt" style:font-size-complex="10pt"/>
    </style:style>
    <style:style style:name="P21" style:family="paragraph">
      <loext:graphic-properties draw:fill-color="#ccccff" draw:opacity="40%"/>
      <style:paragraph-properties fo:text-align="center"/>
    </style:style>
    <style:style style:name="P22" style:family="paragraph">
      <style:text-properties fo:color="#999999" style:font-name="DejaVu Sans"/>
    </style:style>
    <style:style style:name="P23" style:family="paragraph">
      <style:text-properties fo:color="#999999" style:font-name="DejaVu Sans" fo:font-size="10pt" style:font-size-asian="10pt" style:font-size-complex="10pt"/>
    </style:style>
    <style:style style:name="P24" style:family="paragraph">
      <loext:graphic-properties draw:fill-color="#999999"/>
      <style:paragraph-properties fo:text-align="center"/>
    </style:style>
    <style:style style:name="P25" style:family="paragraph">
      <loext:graphic-properties draw:fill="gradient" draw:fill-color="#ff3333" draw:fill-gradient-name="Gradient_20_17" draw:opacity="50%"/>
      <style:paragraph-properties fo:text-align="center"/>
    </style:style>
    <style:style style:name="P26" style:family="paragraph">
      <loext:graphic-properties draw:fill-color="#9999cc"/>
      <style:paragraph-properties fo:text-align="center"/>
    </style:style>
    <style:style style:name="P27" style:family="paragraph">
      <loext:graphic-properties draw:fill-color="#9999cc" draw:opacity="70%"/>
      <style:paragraph-properties fo:text-align="center"/>
    </style:style>
    <style:style style:name="P28" style:family="paragraph">
      <loext:graphic-properties draw:fill-color="#9999cc" draw:opacity="40%"/>
      <style:paragraph-properties fo:text-align="center"/>
    </style:style>
    <style:style style:name="P29" style:family="paragraph">
      <loext:graphic-properties draw:fill-color="#9999cc" draw:opacity="20%"/>
      <style:paragraph-properties fo:text-align="center"/>
    </style:style>
    <style:style style:name="P30" style:family="paragraph">
      <loext:graphic-properties draw:fill-color="#808080" draw:opacity="40%"/>
      <style:paragraph-properties fo:text-align="center"/>
    </style:style>
    <style:style style:name="P31" style:family="paragraph">
      <loext:graphic-properties draw:fill="solid" draw:fill-color="#9999cc" draw:opacity="20%"/>
      <style:paragraph-properties fo:text-align="center"/>
    </style:style>
    <style:style style:name="P32" style:family="paragraph">
      <loext:graphic-properties draw:fill="none" draw:fill-color="#729fcf" draw:opacity="20%"/>
      <style:paragraph-properties fo:text-align="center"/>
    </style:style>
    <style:style style:name="P33" style:family="paragraph">
      <loext:graphic-properties draw:fill="gradient" draw:fill-gradient-name="Gradient_20_19" draw:opacity="100%"/>
      <style:paragraph-properties fo:text-align="center"/>
    </style:style>
    <style:style style:name="P34" style:family="paragraph">
      <loext:graphic-properties draw:fill-color="#ffcccc" draw:opacity="30%"/>
      <style:paragraph-properties fo:text-align="center"/>
    </style:style>
    <style:style style:name="P35" style:family="paragraph">
      <loext:graphic-properties draw:fill="solid" draw:fill-color="#ffcccc" draw:opacity="20%"/>
      <style:paragraph-properties fo:text-align="center"/>
    </style:style>
    <style:style style:name="T1" style:family="text">
      <style:text-properties style:font-name="DejaVu Sans" fo:font-size="10pt" style:font-size-asian="10pt" style:font-size-complex="10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DejaVu Sans" fo:font-size="12pt" fo:font-weight="bold" style:font-size-asian="12pt" style:font-size-complex="12pt"/>
    </style:style>
    <style:style style:name="T7" style:family="text">
      <style:text-properties fo:color="#999999" style:font-name="DejaVu Sans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6.73cm" svg:y1="3cm" svg:x2="6.895cm" svg:y2="9.169cm">
              <text:p/>
            </draw:line>
            <draw:line draw:style-name="gr1" draw:text-style-name="P1" draw:layer="layout" svg:x1="7.06cm" svg:y1="3cm" svg:x2="6.895cm" svg:y2="9.169cm">
              <text:p/>
            </draw:line>
            <draw:custom-shape draw:style-name="gr2" draw:text-style-name="P2" draw:layer="layout" svg:width="0.095cm" svg:height="0.095cm" svg:x="6.848cm" svg:y="7.9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1cm" svg:y="7.4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1cm" svg:y="6.9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4cm" svg:x="6.853cm" svg:y="6.5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3cm" svg:y="6.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3cm" svg:y="5.5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6.855cm" svg:y="5.0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3cm" svg:y="4.6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4cm" svg:x="6.855cm" svg:y="4.1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8cm" svg:y="3.6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6.855cm" svg:y="3.1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3" draw:text-style-name="P1" draw:layer="layout" svg:x1="6.895cm" svg:y1="4.045cm" svg:x2="7.864cm" svg:y2="4.045cm">
            <text:p text:style-name="P3"><text:span text:style-name="T1">h</text:span></text:p>
            <text:p text:style-name="P3"><text:span text:style-name="T2"/></text:p>
          </draw:line>
          <draw:custom-shape draw:style-name="gr4" draw:text-style-name="P4" draw:layer="layout" svg:width="0.071cm" svg:height="2.032cm" svg:x="7.817cm" svg:y="4.13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8.219cm" svg:y1="4.182cm" svg:x2="8.219cm" svg:y2="5.12cm">
            <text:p text:style-name="P3"><text:span text:style-name="T3"/></text:p>
            <text:p text:style-name="P3"><text:span text:style-name="T2"/></text:p>
          </draw:line>
          <draw:frame draw:style-name="gr5" draw:text-style-name="P5" draw:layer="layout" svg:width="0.33cm" svg:height="0.662cm" svg:x="8.3cm" svg:y="4.301cm">
            <draw:text-box>
              <text:p><text:span text:style-name="T1">R</text:span></text:p>
            </draw:text-box>
          </draw:frame>
          <draw:g>
            <draw:line draw:style-name="gr6" draw:text-style-name="P1" draw:layer="layout" svg:x1="5.598cm" svg:y1="3.906cm" svg:x2="5.6cm" svg:y2="4.29cm">
              <text:p/>
            </draw:line>
            <draw:line draw:style-name="gr6" draw:text-style-name="P1" draw:layer="layout" svg:x1="5.604cm" svg:y1="3.902cm" svg:x2="6.08cm" svg:y2="3.89cm">
              <text:p/>
            </draw:line>
            <draw:frame draw:style-name="gr7" draw:text-style-name="P6" draw:layer="layout" svg:width="0.33cm" svg:height="0.645cm" svg:x="5.59cm" svg:y="4.105cm">
              <draw:text-box>
                <text:p><text:span text:style-name="T4">z</text:span></text:p>
              </draw:text-box>
            </draw:frame>
            <draw:frame draw:style-name="gr7" draw:text-style-name="P6" draw:layer="layout" svg:width="0.33cm" svg:height="0.645cm" svg:x="6.101cm" svg:y="3.603cm">
              <draw:text-box>
                <text:p><text:span text:style-name="T4">y</text:span></text:p>
              </draw:text-box>
            </draw:frame>
            <draw:line draw:style-name="gr6" draw:text-style-name="P1" draw:layer="layout" svg:x1="5.598cm" svg:y1="3.906cm" svg:x2="5.99cm" svg:y2="3.67cm">
              <text:p/>
            </draw:line>
            <draw:frame draw:style-name="gr7" draw:text-style-name="P6" draw:layer="layout" svg:width="0.33cm" svg:height="0.645cm" svg:x="5.59cm" svg:y="3.106cm">
              <draw:text-box>
                <text:p><text:span text:style-name="T4">x</text:span></text:p>
              </draw:text-box>
            </draw:frame>
          </draw:g>
        </draw:g>
        <draw:frame draw:style-name="gr8" draw:text-style-name="P7" draw:layer="layout" svg:width="0.33cm" svg:height="0.747cm" svg:x="4.86cm" svg:y="1.6cm">
          <draw:text-box>
            <text:p><text:span text:style-name="T5">A</text:span></text:p>
          </draw:text-box>
        </draw:frame>
        <draw:frame draw:style-name="gr8" draw:text-style-name="P8" draw:layer="layout" svg:width="0.33cm" svg:height="0.747cm" svg:x="10.877cm" svg:y="1.601cm">
          <draw:text-box>
            <text:p><text:span text:style-name="T6">B</text:span></text:p>
          </draw:text-box>
        </draw:frame>
        <draw:frame draw:style-name="gr8" draw:text-style-name="P8" draw:layer="layout" svg:width="0.33cm" svg:height="0.747cm" svg:x="16.894cm" svg:y="1.602cm">
          <draw:text-box>
            <text:p><text:span text:style-name="T6">C</text:span></text:p>
          </draw:text-box>
        </draw:frame>
        <draw:frame draw:style-name="gr8" draw:text-style-name="P8" draw:layer="layout" svg:width="0.33cm" svg:height="0.747cm" svg:x="16.911cm" svg:y="9.903cm">
          <draw:text-box>
            <text:p><text:span text:style-name="T6">E</text:span></text:p>
          </draw:text-box>
        </draw:frame>
        <draw:frame draw:style-name="gr8" draw:text-style-name="P8" draw:layer="layout" svg:width="0.33cm" svg:height="0.747cm" svg:x="4.928cm" svg:y="9.904cm">
          <draw:text-box>
            <text:p><text:span text:style-name="T6">D</text:span></text:p>
          </draw:text-box>
        </draw:frame>
        <draw:g>
          <draw:g>
            <draw:line draw:style-name="gr1" draw:text-style-name="P1" draw:layer="layout" svg:x1="12.831cm" svg:y1="3.501cm" svg:x2="12.996cm" svg:y2="9.67cm">
              <text:p/>
            </draw:line>
            <draw:line draw:style-name="gr1" draw:text-style-name="P1" draw:layer="layout" svg:x1="13.161cm" svg:y1="3.501cm" svg:x2="12.996cm" svg:y2="9.67cm">
              <text:p/>
            </draw:line>
            <draw:custom-shape draw:style-name="gr2" draw:text-style-name="P2" draw:layer="layout" svg:width="0.095cm" svg:height="0.095cm" svg:x="12.949cm" svg:y="8.4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2cm" svg:y="7.9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2cm" svg:y="7.4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4cm" svg:x="12.954cm" svg:y="7.0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4cm" svg:y="6.5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4cm" svg:y="6.0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12.956cm" svg:y="5.5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4cm" svg:y="5.1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4cm" svg:x="12.956cm" svg:y="4.6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9cm" svg:y="4.1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12.956cm" svg:y="3.6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9" draw:text-style-name="P9" draw:layer="layout" svg:x1="13.52cm" svg:y1="3.202cm" svg:x2="13.641cm" svg:y2="9.371cm">
              <text:p/>
            </draw:line>
            <draw:line draw:style-name="gr9" draw:text-style-name="P9" draw:layer="layout" svg:x1="13.762cm" svg:y1="3.202cm" svg:x2="13.641cm" svg:y2="9.371cm">
              <text:p/>
            </draw:line>
            <draw:custom-shape draw:style-name="gr10" draw:text-style-name="P10" draw:layer="layout" svg:width="0.069cm" svg:height="0.095cm" svg:x="13.607cm" svg:y="8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3.609cm" svg:y="7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3.609cm" svg:y="7.1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4cm" svg:x="13.61cm" svg:y="6.7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3.61cm" svg:y="6.2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3.61cm" svg:y="5.7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7cm" svg:height="0.095cm" svg:x="13.612cm" svg:y="5.2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3.61cm" svg:y="4.8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7cm" svg:height="0.094cm" svg:x="13.612cm" svg:y="4.3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3.614cm" svg:y="3.8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7cm" svg:height="0.095cm" svg:x="13.612cm" svg:y="3.3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1" draw:text-style-name="P11" draw:layer="layout" svg:x1="14.06cm" svg:y1="2.901cm" svg:x2="14.161cm" svg:y2="9.07cm">
              <text:p/>
            </draw:line>
            <draw:line draw:style-name="gr11" draw:text-style-name="P11" draw:layer="layout" svg:x1="14.262cm" svg:y1="2.901cm" svg:x2="14.161cm" svg:y2="9.07cm">
              <text:p/>
            </draw:line>
            <draw:custom-shape draw:style-name="gr12" draw:text-style-name="P12" draw:layer="layout" svg:width="0.058cm" svg:height="0.095cm" svg:x="14.132cm" svg:y="7.8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14.133cm" svg:y="7.3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14.133cm" svg:y="6.8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4cm" svg:x="14.135cm" svg:y="6.4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14.135cm" svg:y="5.9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14.135cm" svg:y="5.4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14.136cm" svg:y="4.9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14.135cm" svg:y="4.5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4cm" svg:x="14.136cm" svg:y="4.0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7cm" svg:height="0.095cm" svg:x="14.138cm" svg:y="3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14.136cm" svg:y="3.0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3" draw:text-style-name="P13" draw:layer="layout" svg:x1="14.49cm" svg:y1="2.702cm" svg:x2="14.576cm" svg:y2="8.871cm">
              <text:p/>
            </draw:line>
            <draw:line draw:style-name="gr13" draw:text-style-name="P13" draw:layer="layout" svg:x1="14.662cm" svg:y1="2.702cm" svg:x2="14.576cm" svg:y2="8.871cm">
              <text:p/>
            </draw:line>
            <draw:custom-shape draw:style-name="gr14" draw:text-style-name="P14" draw:layer="layout" svg:width="0.049cm" svg:height="0.095cm" svg:x="14.552cm" svg:y="7.6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14.553cm" svg:y="7.1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14.553cm" svg:y="6.6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4cm" svg:x="14.554cm" svg:y="6.2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14.554cm" svg:y="5.7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14.554cm" svg:y="5.2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5cm" svg:height="0.095cm" svg:x="14.555cm" svg:y="4.7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14.554cm" svg:y="4.3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5cm" svg:height="0.094cm" svg:x="14.555cm" svg:y="3.8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14.557cm" svg:y="3.3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5cm" svg:height="0.095cm" svg:x="14.555cm" svg:y="2.8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3" draw:text-style-name="P1" draw:layer="layout" svg:x1="13.01cm" svg:y1="7.302cm" svg:x2="13.87cm" svg:y2="7.302cm">
            <text:p text:style-name="P3"><text:span text:style-name="T1">h</text:span></text:p>
            <text:p text:style-name="P3"><text:span text:style-name="T2"/></text:p>
          </draw:line>
          <draw:custom-shape draw:style-name="gr15" draw:text-style-name="P15" draw:layer="layout" svg:width="2.012cm" svg:height="1.451cm" draw:transform="rotate (0.827635131295711) translate (12.82cm 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4.02cm" svg:y1="5.04cm" svg:x2="14.02cm" svg:y2="5.84cm">
            <text:p text:style-name="P3"><text:span text:style-name="T3"/></text:p>
            <text:p text:style-name="P3"><text:span text:style-name="T2"/></text:p>
          </draw:line>
          <draw:frame draw:style-name="gr5" draw:text-style-name="P5" draw:layer="layout" svg:width="0.33cm" svg:height="0.662cm" svg:x="14.09cm" svg:y="5.117cm">
            <draw:text-box>
              <text:p><text:span text:style-name="T1">R</text:span></text:p>
            </draw:text-box>
          </draw:frame>
          <draw:g>
            <draw:line draw:style-name="gr6" draw:text-style-name="P1" draw:layer="layout" svg:x1="11.578cm" svg:y1="3.906cm" svg:x2="11.58cm" svg:y2="4.29cm">
              <text:p/>
            </draw:line>
            <draw:line draw:style-name="gr6" draw:text-style-name="P1" draw:layer="layout" svg:x1="11.584cm" svg:y1="3.902cm" svg:x2="12.06cm" svg:y2="3.89cm">
              <text:p/>
            </draw:line>
            <draw:frame draw:style-name="gr7" draw:text-style-name="P6" draw:layer="layout" svg:width="0.33cm" svg:height="0.645cm" svg:x="11.57cm" svg:y="4.105cm">
              <draw:text-box>
                <text:p><text:span text:style-name="T4">z</text:span></text:p>
              </draw:text-box>
            </draw:frame>
            <draw:frame draw:style-name="gr7" draw:text-style-name="P6" draw:layer="layout" svg:width="0.33cm" svg:height="0.645cm" svg:x="12.081cm" svg:y="3.603cm">
              <draw:text-box>
                <text:p><text:span text:style-name="T4">y</text:span></text:p>
              </draw:text-box>
            </draw:frame>
            <draw:line draw:style-name="gr6" draw:text-style-name="P1" draw:layer="layout" svg:x1="11.578cm" svg:y1="3.906cm" svg:x2="11.97cm" svg:y2="3.67cm">
              <text:p/>
            </draw:line>
            <draw:frame draw:style-name="gr7" draw:text-style-name="P6" draw:layer="layout" svg:width="0.33cm" svg:height="0.645cm" svg:x="11.57cm" svg:y="3.106cm">
              <draw:text-box>
                <text:p><text:span text:style-name="T4">x</text:span></text:p>
              </draw:text-box>
            </draw:frame>
          </draw:g>
        </draw:g>
        <draw:g>
          <draw:g>
            <draw:line draw:style-name="gr1" draw:text-style-name="P1" draw:layer="layout" svg:x1="18.812cm" svg:y1="3.501cm" svg:x2="18.977cm" svg:y2="9.67cm">
              <text:p/>
            </draw:line>
            <draw:line draw:style-name="gr1" draw:text-style-name="P1" draw:layer="layout" svg:x1="19.142cm" svg:y1="3.501cm" svg:x2="18.977cm" svg:y2="9.67cm">
              <text:p/>
            </draw:line>
            <draw:custom-shape draw:style-name="gr2" draw:text-style-name="P2" draw:layer="layout" svg:width="0.095cm" svg:height="0.095cm" svg:x="18.93cm" svg:y="8.4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8.933cm" svg:y="7.9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8.933cm" svg:y="7.4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4cm" svg:x="18.935cm" svg:y="7.0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8.935cm" svg:y="6.5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8.935cm" svg:y="6.0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18.937cm" svg:y="5.5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8.935cm" svg:y="5.1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4cm" svg:x="18.937cm" svg:y="4.6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8.94cm" svg:y="4.1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18.937cm" svg:y="3.6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9" draw:text-style-name="P9" draw:layer="layout" svg:x1="19.501cm" svg:y1="3.202cm" svg:x2="19.622cm" svg:y2="9.371cm">
              <text:p/>
            </draw:line>
            <draw:line draw:style-name="gr9" draw:text-style-name="P9" draw:layer="layout" svg:x1="19.743cm" svg:y1="3.202cm" svg:x2="19.622cm" svg:y2="9.371cm">
              <text:p/>
            </draw:line>
            <draw:custom-shape draw:style-name="gr10" draw:text-style-name="P10" draw:layer="layout" svg:width="0.069cm" svg:height="0.095cm" svg:x="19.588cm" svg:y="8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9.59cm" svg:y="7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9.59cm" svg:y="7.1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4cm" svg:x="19.591cm" svg:y="6.7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9.591cm" svg:y="6.2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9.591cm" svg:y="5.7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7cm" svg:height="0.095cm" svg:x="19.593cm" svg:y="5.2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9.591cm" svg:y="4.8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7cm" svg:height="0.094cm" svg:x="19.593cm" svg:y="4.3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9.595cm" svg:y="3.8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7cm" svg:height="0.095cm" svg:x="19.593cm" svg:y="3.3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1" draw:text-style-name="P11" draw:layer="layout" svg:x1="20.041cm" svg:y1="2.901cm" svg:x2="20.142cm" svg:y2="9.07cm">
              <text:p/>
            </draw:line>
            <draw:line draw:style-name="gr11" draw:text-style-name="P11" draw:layer="layout" svg:x1="20.243cm" svg:y1="2.901cm" svg:x2="20.142cm" svg:y2="9.07cm">
              <text:p/>
            </draw:line>
            <draw:custom-shape draw:style-name="gr12" draw:text-style-name="P12" draw:layer="layout" svg:width="0.058cm" svg:height="0.095cm" svg:x="20.113cm" svg:y="7.8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0.114cm" svg:y="7.3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0.114cm" svg:y="6.8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4cm" svg:x="20.116cm" svg:y="6.4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0.116cm" svg:y="5.9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0.116cm" svg:y="5.4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0.117cm" svg:y="4.9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0.116cm" svg:y="4.5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4cm" svg:x="20.117cm" svg:y="4.0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7cm" svg:height="0.095cm" svg:x="20.119cm" svg:y="3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0.117cm" svg:y="3.0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3" draw:text-style-name="P13" draw:layer="layout" svg:x1="20.471cm" svg:y1="2.702cm" svg:x2="20.557cm" svg:y2="8.871cm">
              <text:p/>
            </draw:line>
            <draw:line draw:style-name="gr13" draw:text-style-name="P13" draw:layer="layout" svg:x1="20.643cm" svg:y1="2.702cm" svg:x2="20.557cm" svg:y2="8.871cm">
              <text:p/>
            </draw:line>
            <draw:custom-shape draw:style-name="gr14" draw:text-style-name="P14" draw:layer="layout" svg:width="0.049cm" svg:height="0.095cm" svg:x="20.533cm" svg:y="7.6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0.534cm" svg:y="7.1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0.534cm" svg:y="6.6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4cm" svg:x="20.535cm" svg:y="6.2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0.535cm" svg:y="5.7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0.535cm" svg:y="5.2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5cm" svg:height="0.095cm" svg:x="20.536cm" svg:y="4.7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0.535cm" svg:y="4.3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5cm" svg:height="0.094cm" svg:x="20.536cm" svg:y="3.8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0.538cm" svg:y="3.3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5cm" svg:height="0.095cm" svg:x="20.536cm" svg:y="2.8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9" draw:text-style-name="P9" draw:layer="layout" svg:x1="21.501cm" svg:y1="3.202cm" svg:x2="21.622cm" svg:y2="9.371cm">
            <text:p/>
          </draw:line>
          <draw:line draw:style-name="gr9" draw:text-style-name="P9" draw:layer="layout" svg:x1="21.743cm" svg:y1="3.202cm" svg:x2="21.622cm" svg:y2="9.371cm">
            <text:p/>
          </draw:line>
          <draw:custom-shape draw:style-name="gr10" draw:text-style-name="P10" draw:layer="layout" svg:width="0.069cm" svg:height="0.095cm" svg:x="21.588cm" svg:y="8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69cm" svg:height="0.095cm" svg:x="21.59cm" svg:y="7.6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69cm" svg:height="0.095cm" svg:x="21.59cm" svg:y="7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69cm" svg:height="0.094cm" svg:x="21.591cm" svg:y="6.7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69cm" svg:height="0.095cm" svg:x="21.591cm" svg:y="6.2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69cm" svg:height="0.095cm" svg:x="21.591cm" svg:y="5.7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7cm" svg:height="0.095cm" svg:x="21.593cm" svg:y="5.2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69cm" svg:height="0.095cm" svg:x="21.591cm" svg:y="4.8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7cm" svg:height="0.094cm" svg:x="21.593cm" svg:y="4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69cm" svg:height="0.095cm" svg:x="21.595cm" svg:y="3.8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7cm" svg:height="0.095cm" svg:x="21.593cm" svg:y="3.3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1" draw:text-style-name="P11" draw:layer="layout" svg:x1="22.041cm" svg:y1="2.901cm" svg:x2="22.142cm" svg:y2="9.07cm">
            <text:p/>
          </draw:line>
          <draw:line draw:style-name="gr11" draw:text-style-name="P11" draw:layer="layout" svg:x1="22.243cm" svg:y1="2.901cm" svg:x2="22.142cm" svg:y2="9.07cm">
            <text:p/>
          </draw:line>
          <draw:custom-shape draw:style-name="gr12" draw:text-style-name="P12" draw:layer="layout" svg:width="0.058cm" svg:height="0.095cm" svg:x="22.113cm" svg:y="7.8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8cm" svg:height="0.095cm" svg:x="22.114cm" svg:y="7.3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8cm" svg:height="0.095cm" svg:x="22.114cm" svg:y="6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8cm" svg:height="0.094cm" svg:x="22.116cm" svg:y="6.4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8cm" svg:height="0.095cm" svg:x="22.116cm" svg:y="5.9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8cm" svg:height="0.095cm" svg:x="22.116cm" svg:y="5.4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8cm" svg:height="0.095cm" svg:x="22.117cm" svg:y="4.9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8cm" svg:height="0.095cm" svg:x="22.116cm" svg:y="4.5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8cm" svg:height="0.094cm" svg:x="22.117cm" svg:y="4.0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7cm" svg:height="0.095cm" svg:x="22.119cm" svg:y="3.5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8cm" svg:height="0.095cm" svg:x="22.117cm" svg:y="3.0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3" draw:text-style-name="P13" draw:layer="layout" svg:x1="22.471cm" svg:y1="2.702cm" svg:x2="22.557cm" svg:y2="8.871cm">
            <text:p/>
          </draw:line>
          <draw:line draw:style-name="gr13" draw:text-style-name="P13" draw:layer="layout" svg:x1="22.643cm" svg:y1="2.702cm" svg:x2="22.557cm" svg:y2="8.871cm">
            <text:p/>
          </draw:line>
          <draw:custom-shape draw:style-name="gr14" draw:text-style-name="P14" draw:layer="layout" svg:width="0.049cm" svg:height="0.095cm" svg:x="22.533cm" svg:y="7.6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49cm" svg:height="0.095cm" svg:x="22.534cm" svg:y="7.1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49cm" svg:height="0.095cm" svg:x="22.534cm" svg:y="6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49cm" svg:height="0.094cm" svg:x="22.535cm" svg:y="6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49cm" svg:height="0.095cm" svg:x="22.535cm" svg:y="5.7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49cm" svg:height="0.095cm" svg:x="22.535cm" svg:y="5.2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5cm" svg:height="0.095cm" svg:x="22.536cm" svg:y="4.7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49cm" svg:height="0.095cm" svg:x="22.535cm" svg:y="4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5cm" svg:height="0.094cm" svg:x="22.536cm" svg:y="3.8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49cm" svg:height="0.095cm" svg:x="22.538cm" svg:y="3.3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5cm" svg:height="0.095cm" svg:x="22.536cm" svg:y="2.8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1" draw:text-style-name="P1" draw:layer="layout" svg:x1="22.712cm" svg:y1="3.501cm" svg:x2="22.877cm" svg:y2="9.67cm">
              <text:p/>
            </draw:line>
            <draw:line draw:style-name="gr1" draw:text-style-name="P1" draw:layer="layout" svg:x1="23.042cm" svg:y1="3.501cm" svg:x2="22.877cm" svg:y2="9.67cm">
              <text:p/>
            </draw:line>
            <draw:custom-shape draw:style-name="gr2" draw:text-style-name="P2" draw:layer="layout" svg:width="0.095cm" svg:height="0.095cm" svg:x="22.83cm" svg:y="8.4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2.833cm" svg:y="7.9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2.833cm" svg:y="7.4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4cm" svg:x="22.835cm" svg:y="7.0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2.835cm" svg:y="6.5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2.835cm" svg:y="6.0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22.837cm" svg:y="5.5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2.835cm" svg:y="5.1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4cm" svg:x="22.837cm" svg:y="4.6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2.84cm" svg:y="4.1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22.837cm" svg:y="3.6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9" draw:text-style-name="P9" draw:layer="layout" svg:x1="23.401cm" svg:y1="3.202cm" svg:x2="23.522cm" svg:y2="9.371cm">
              <text:p/>
            </draw:line>
            <draw:line draw:style-name="gr9" draw:text-style-name="P9" draw:layer="layout" svg:x1="23.643cm" svg:y1="3.202cm" svg:x2="23.522cm" svg:y2="9.371cm">
              <text:p/>
            </draw:line>
            <draw:custom-shape draw:style-name="gr10" draw:text-style-name="P10" draw:layer="layout" svg:width="0.069cm" svg:height="0.095cm" svg:x="23.488cm" svg:y="8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23.49cm" svg:y="7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23.49cm" svg:y="7.1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4cm" svg:x="23.491cm" svg:y="6.7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23.491cm" svg:y="6.2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23.491cm" svg:y="5.7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7cm" svg:height="0.095cm" svg:x="23.493cm" svg:y="5.2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23.491cm" svg:y="4.8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7cm" svg:height="0.094cm" svg:x="23.493cm" svg:y="4.3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23.495cm" svg:y="3.8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7cm" svg:height="0.095cm" svg:x="23.493cm" svg:y="3.3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1" draw:text-style-name="P11" draw:layer="layout" svg:x1="23.941cm" svg:y1="2.901cm" svg:x2="24.042cm" svg:y2="9.07cm">
              <text:p/>
            </draw:line>
            <draw:line draw:style-name="gr11" draw:text-style-name="P11" draw:layer="layout" svg:x1="24.143cm" svg:y1="2.901cm" svg:x2="24.042cm" svg:y2="9.07cm">
              <text:p/>
            </draw:line>
            <draw:custom-shape draw:style-name="gr12" draw:text-style-name="P12" draw:layer="layout" svg:width="0.058cm" svg:height="0.095cm" svg:x="24.013cm" svg:y="7.8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4.014cm" svg:y="7.3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4.014cm" svg:y="6.8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4cm" svg:x="24.016cm" svg:y="6.4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4.016cm" svg:y="5.9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4.016cm" svg:y="5.4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4.017cm" svg:y="4.9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4.016cm" svg:y="4.5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4cm" svg:x="24.017cm" svg:y="4.0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7cm" svg:height="0.095cm" svg:x="24.019cm" svg:y="3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4.017cm" svg:y="3.0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3" draw:text-style-name="P13" draw:layer="layout" svg:x1="24.371cm" svg:y1="2.702cm" svg:x2="24.457cm" svg:y2="8.871cm">
              <text:p/>
            </draw:line>
            <draw:line draw:style-name="gr13" draw:text-style-name="P13" draw:layer="layout" svg:x1="24.543cm" svg:y1="2.702cm" svg:x2="24.457cm" svg:y2="8.871cm">
              <text:p/>
            </draw:line>
            <draw:custom-shape draw:style-name="gr14" draw:text-style-name="P14" draw:layer="layout" svg:width="0.049cm" svg:height="0.095cm" svg:x="24.433cm" svg:y="7.6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4.434cm" svg:y="7.1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4.434cm" svg:y="6.6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4cm" svg:x="24.435cm" svg:y="6.2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4.435cm" svg:y="5.7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4.435cm" svg:y="5.2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5cm" svg:height="0.095cm" svg:x="24.436cm" svg:y="4.7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4.435cm" svg:y="4.3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5cm" svg:height="0.094cm" svg:x="24.436cm" svg:y="3.8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4.438cm" svg:y="3.3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5cm" svg:height="0.095cm" svg:x="24.436cm" svg:y="2.8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3d:scene draw:style-name="gr16" svg:width="2.128cm" svg:height="2.437cm" svg:x="19.41cm" svg:y="5.033cm" dr3d:transform="matrix (0.238086077232917 -0.477777959519671 0.845602294950209 -0.116468551981213 0.850311052022923 0.513231128447087 -0.964235498323538 -0.220679260930632 0.146801115690137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7" draw:layer="layout"/>
        </dr3d:scene>
        <draw:custom-shape draw:style-name="gr18" draw:text-style-name="P16" draw:layer="layout" svg:width="0.18cm" svg:height="1.47cm" svg:x="20.9cm" svg:y="5.4cm">
          <text:p/>
          <draw:enhanced-geometry svg:viewBox="0 0 21600 21600" draw:type="rectangle" draw:enhanced-path="M 0 0 L 21600 0 21600 21600 0 21600 0 0 Z N"/>
        </draw:custom-shape>
        <draw:g>
          <draw:line draw:style-name="gr1" draw:text-style-name="P1" draw:layer="layout" svg:x1="20.812cm" svg:y1="3.501cm" svg:x2="20.977cm" svg:y2="9.67cm">
            <text:p/>
          </draw:line>
          <draw:line draw:style-name="gr1" draw:text-style-name="P1" draw:layer="layout" svg:x1="21.142cm" svg:y1="3.501cm" svg:x2="20.977cm" svg:y2="9.67cm">
            <text:p/>
          </draw:line>
          <draw:custom-shape draw:style-name="gr2" draw:text-style-name="P2" draw:layer="layout" svg:width="0.095cm" svg:height="0.095cm" svg:x="20.93cm" svg:y="8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20.933cm" svg:y="7.9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20.933cm" svg:y="7.4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4cm" svg:x="20.935cm" svg:y="7.0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20.935cm" svg:y="6.5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20.935cm" svg:y="6.0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5cm" svg:height="0.095cm" svg:x="20.937cm" svg:y="5.5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20.935cm" svg:y="5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5cm" svg:height="0.094cm" svg:x="20.937cm" svg:y="4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20.94cm" svg:y="4.1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5cm" svg:height="0.095cm" svg:x="20.937cm" svg:y="3.6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" draw:layer="layout" svg:x1="20.42cm" svg:y1="5.41cm" svg:x2="20.422cm" svg:y2="6.23cm">
          <text:p text:style-name="P3"><text:span text:style-name="T3"/></text:p>
          <text:p text:style-name="P3"><text:span text:style-name="T2"/></text:p>
        </draw:line>
        <draw:frame draw:style-name="gr5" draw:text-style-name="P5" draw:layer="layout" svg:width="0.33cm" svg:height="0.662cm" svg:x="20.405cm" svg:y="5.518cm">
          <draw:text-box>
            <text:p><text:span text:style-name="T1">R</text:span></text:p>
          </draw:text-box>
        </draw:frame>
        <draw:g>
          <draw:line draw:style-name="gr6" draw:text-style-name="P1" draw:layer="layout" svg:x1="17.558cm" svg:y1="3.906cm" svg:x2="17.56cm" svg:y2="4.29cm">
            <text:p/>
          </draw:line>
          <draw:line draw:style-name="gr6" draw:text-style-name="P1" draw:layer="layout" svg:x1="17.564cm" svg:y1="3.902cm" svg:x2="18.04cm" svg:y2="3.89cm">
            <text:p/>
          </draw:line>
          <draw:frame draw:style-name="gr7" draw:text-style-name="P6" draw:layer="layout" svg:width="0.33cm" svg:height="0.645cm" svg:x="17.55cm" svg:y="4.105cm">
            <draw:text-box>
              <text:p><text:span text:style-name="T4">z</text:span></text:p>
            </draw:text-box>
          </draw:frame>
          <draw:frame draw:style-name="gr7" draw:text-style-name="P6" draw:layer="layout" svg:width="0.33cm" svg:height="0.645cm" svg:x="18.061cm" svg:y="3.603cm">
            <draw:text-box>
              <text:p><text:span text:style-name="T4">y</text:span></text:p>
            </draw:text-box>
          </draw:frame>
          <draw:line draw:style-name="gr6" draw:text-style-name="P1" draw:layer="layout" svg:x1="17.558cm" svg:y1="3.906cm" svg:x2="17.95cm" svg:y2="3.67cm">
            <text:p/>
          </draw:line>
          <draw:frame draw:style-name="gr7" draw:text-style-name="P6" draw:layer="layout" svg:width="0.33cm" svg:height="0.645cm" svg:x="17.55cm" svg:y="3.106cm">
            <draw:text-box>
              <text:p><text:span text:style-name="T4">x</text:span></text:p>
            </draw:text-box>
          </draw:frame>
        </draw:g>
        <draw:g>
          <draw:line draw:style-name="gr1" draw:text-style-name="P1" draw:layer="layout" svg:x1="24.187cm" svg:y1="12.315cm" svg:x2="19.516cm" svg:y2="16.348cm">
            <text:p/>
          </draw:line>
          <draw:line draw:style-name="gr1" draw:text-style-name="P1" draw:layer="layout" svg:x1="24.397cm" svg:y1="12.571cm" svg:x2="19.516cm" svg:y2="16.348cm">
            <text:p/>
          </draw:line>
          <draw:custom-shape draw:style-name="gr2" draw:text-style-name="P2" draw:layer="layout" svg:width="0.095cm" svg:height="0.095cm" draw:transform="rotate (-0.885405529536723) translate (20.456cm 15.51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draw:transform="rotate (-0.885405529536724) translate (20.822cm 15.2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draw:transform="rotate (-0.885405529536724) translate (21.188cm 14.9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4cm" draw:transform="rotate (-0.885405529536724) translate (21.553cm 14.62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draw:transform="rotate (-0.885405529536724) translate (21.919cm 14.32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draw:transform="rotate (-0.885405529536724) translate (22.285cm 14.0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5cm" svg:height="0.095cm" draw:transform="rotate (-0.885405529536723) translate (22.651cm 13.73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draw:transform="rotate (-0.885405529536724) translate (23.017cm 13.4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5cm" svg:height="0.094cm" draw:transform="rotate (-0.885405529536723) translate (23.382cm 13.1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draw:transform="rotate (-0.885405529536724) translate (23.749cm 12.83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5cm" svg:height="0.095cm" draw:transform="rotate (-0.885405529536723) translate (24.114cm 12.5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7" draw:layer="layout" svg:width="0.015cm" svg:height="0.655cm" svg:x="20.021cm" svg:y="11.2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7" draw:layer="layout" svg:width="0.015cm" svg:height="0.654cm" draw:transform="skewX (0.052010811709431) rotate (0.593062879827673) translate (19.558cm 12.651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7" draw:layer="layout" svg:width="0.015cm" svg:height="0.654cm" draw:transform="skewX (-0.00610865238198007) rotate (-0.921184779202607) translate (20.571cm 11.44cm)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19.899cm" svg:y1="14.495cm" svg:x2="19.914cm" svg:y2="15.699cm">
            <text:p/>
          </draw:line>
          <draw:custom-shape draw:style-name="gr20" draw:text-style-name="P17" draw:layer="layout" svg:width="0.015cm" svg:height="0.654cm" draw:transform="skewX (0.00767944870877504) rotate (0.333706952981316) translate (19.734cm 12.138cm)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0.015cm" svg:height="0.655cm" draw:transform="skewX (0.0151843644923507) rotate (-0.568279204449354) translate (20.342cm 11.982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7" draw:layer="layout" svg:width="0.015cm" svg:height="0.654cm" draw:transform="skewX (0.0321140582366957) rotate (0.611912435749212) translate (20.047cm 14.3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1.797cm" svg:height="0.062cm" draw:transform="skewX (0.0160570291183479) rotate (1.45036860840729) translate (19.846cm 13.282cm)">
            <text:p/>
            <draw:enhanced-geometry svg:viewBox="0 0 21600 21600" draw:type="rectangle" draw:enhanced-path="M 0 0 L 21600 0 21600 21600 0 21600 0 0 Z N"/>
          </draw:custom-shape>
          <dr3d:scene draw:style-name="gr23" svg:width="0.155cm" svg:height="1.087cm" svg:x="19.823cm" svg:y="13.159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24" draw:layer="layout" svg:viewBox="0 -5000 2500 10000" svg:d="M0-5000h250 250 500 500 500 250 250v10000h-250-250-500-500-500-250-250z"/>
          </dr3d:scene>
          <draw:custom-shape draw:style-name="gr19" draw:text-style-name="P17" draw:layer="layout" svg:width="0.016cm" svg:height="0.655cm" draw:transform="skewX (0.0244346095279207) rotate (0.670380965691022) translate (19.591cm 11.707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7" draw:layer="layout" svg:width="0.016cm" svg:height="0.654cm" draw:transform="skewX (0.0443313630006561) rotate (-0.921184779202607) translate (20.511cm 13.782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9.67cm" svg:y1="12.59cm" svg:x2="19.7cm" svg:y2="12.849cm">
            <text:p/>
          </draw:line>
          <draw:line draw:style-name="gr1" draw:text-style-name="P1" draw:layer="layout" svg:x1="19.868cm" svg:y1="12.286cm" svg:x2="19.898cm" svg:y2="12.545cm">
            <text:p/>
          </draw:line>
          <draw:line draw:style-name="gr1" draw:text-style-name="P1" draw:layer="layout" svg:x1="20.42cm" svg:y1="11.554cm" svg:x2="20.45cm" svg:y2="11.813cm">
            <text:p/>
          </draw:line>
          <draw:line draw:style-name="gr1" draw:text-style-name="P1" draw:layer="layout" svg:x1="20.143cm" svg:y1="12.331cm" svg:x2="20.173cm" svg:y2="12.59cm">
            <text:p/>
          </draw:line>
          <draw:line draw:style-name="gr1" draw:text-style-name="P1" draw:layer="layout" svg:x1="19.625cm" svg:y1="11.493cm" svg:x2="19.655cm" svg:y2="11.752cm">
            <text:p/>
          </draw:line>
          <draw:line draw:style-name="gr1" draw:text-style-name="P1" draw:layer="layout" svg:x1="19.736cm" svg:y1="11.904cm" svg:x2="19.513cm" svg:y2="11.768cm">
            <text:p/>
          </draw:line>
          <draw:line draw:style-name="gr1" draw:text-style-name="P1" draw:layer="layout" svg:x1="19.699cm" svg:y1="12.833cm" svg:x2="19.46cm" svg:y2="12.728cm">
            <text:p/>
          </draw:line>
          <draw:line draw:style-name="gr1" draw:text-style-name="P1" draw:layer="layout" svg:x1="20.253cm" svg:y1="11.324cm" svg:x2="20.033cm" svg:y2="11.464cm">
            <text:p/>
          </draw:line>
          <draw:line draw:style-name="gr1" draw:text-style-name="P1" draw:layer="layout" svg:x1="20.25cm" svg:y1="12.086cm" svg:x2="20.371cm" svg:y2="12.317cm">
            <text:p/>
          </draw:line>
          <draw:line draw:style-name="gr1" draw:text-style-name="P1" draw:layer="layout" svg:x1="20.252cm" svg:y1="11.691cm" svg:x2="20.359cm" svg:y2="11.767cm">
            <text:p/>
          </draw:line>
          <draw:line draw:style-name="gr1" draw:text-style-name="P1" draw:layer="layout" svg:x1="20.389cm" svg:y1="11.371cm" svg:x2="20.359cm" svg:y2="11.615cm">
            <text:p/>
          </draw:line>
          <draw:custom-shape draw:style-name="gr25" draw:text-style-name="P17" draw:layer="layout" svg:width="0.015cm" svg:height="0.653cm" draw:transform="skewX (0.0657989128001863) rotate (-1.70134695484407) translate (19.777cm 14.201cm)">
            <text:p/>
            <draw:enhanced-geometry svg:viewBox="0 0 21600 21600" draw:type="rectangle" draw:enhanced-path="M 0 0 L 21600 0 21600 21600 0 21600 0 0 Z N"/>
          </draw:custom-shape>
          <dr3d:scene draw:style-name="gr26" svg:width="0.579cm" svg:height="0.579cm" svg:x="19.594cm" svg:y="14.099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27" draw:layer="layout"/>
          </dr3d:scene>
          <draw:custom-shape draw:style-name="gr28" draw:text-style-name="P18" draw:layer="layout" svg:width="0.048cm" svg:height="0.569cm" draw:transform="skewX (-0.0104719755119659) rotate (-0.137182879206755) translate (20.094cm 12.57cm)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1" draw:layer="layout" svg:x1="17.538cm" svg:y1="11.906cm" svg:x2="17.54cm" svg:y2="12.29cm">
            <text:p/>
          </draw:line>
          <draw:line draw:style-name="gr6" draw:text-style-name="P1" draw:layer="layout" svg:x1="17.544cm" svg:y1="11.902cm" svg:x2="18.02cm" svg:y2="11.89cm">
            <text:p/>
          </draw:line>
          <draw:frame draw:style-name="gr7" draw:text-style-name="P6" draw:layer="layout" svg:width="0.33cm" svg:height="0.645cm" svg:x="17.53cm" svg:y="12.105cm">
            <draw:text-box>
              <text:p><text:span text:style-name="T4">z</text:span></text:p>
            </draw:text-box>
          </draw:frame>
          <draw:frame draw:style-name="gr7" draw:text-style-name="P6" draw:layer="layout" svg:width="0.33cm" svg:height="0.645cm" svg:x="18.041cm" svg:y="11.603cm">
            <draw:text-box>
              <text:p><text:span text:style-name="T4">y</text:span></text:p>
            </draw:text-box>
          </draw:frame>
          <draw:line draw:style-name="gr6" draw:text-style-name="P1" draw:layer="layout" svg:x1="17.538cm" svg:y1="11.906cm" svg:x2="17.93cm" svg:y2="11.67cm">
            <text:p/>
          </draw:line>
          <draw:frame draw:style-name="gr7" draw:text-style-name="P6" draw:layer="layout" svg:width="0.33cm" svg:height="0.645cm" svg:x="17.53cm" svg:y="11.106cm">
            <draw:text-box>
              <text:p><text:span text:style-name="T4">x</text:span></text:p>
            </draw:text-box>
          </draw:frame>
        </draw:g>
        <draw:g>
          <draw:custom-shape draw:style-name="gr29" draw:text-style-name="P1" draw:layer="layout" svg:width="7.15cm" svg:height="1.44cm" svg:x="6.53cm" svg:y="11.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" draw:layer="layout" svg:width="7.15cm" svg:height="1.44cm" svg:x="6.531cm" svg:y="14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" draw:layer="layout" svg:width="7.15cm" svg:height="1.44cm" svg:x="6.531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" draw:layer="layout" svg:x1="6.525cm" svg:y1="12.38cm" svg:x2="6.53cm" svg:y2="15.4cm">
            <text:p/>
          </draw:line>
          <draw:line draw:style-name="gr32" draw:text-style-name="P1" draw:layer="layout" svg:x1="13.666cm" svg:y1="12.38cm" svg:x2="13.671cm" svg:y2="15.4cm">
            <text:p/>
          </draw:line>
          <draw:custom-shape draw:style-name="gr30" draw:text-style-name="P1" draw:layer="layout" svg:width="7.15cm" svg:height="1.44cm" svg:x="6.532cm" svg:y="12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8.72cm" svg:y="15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1cm" svg:height="0.026cm" svg:x="9.467cm" svg:y="15.4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214cm" svg:y="15.4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962cm" svg:y="15.4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1.709cm" svg:y="15.4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1cm" svg:height="0.026cm" svg:x="8.795cm" svg:y="15.3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9.543cm" svg:y="15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29cm" svg:y="15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1.037cm" svg:y="15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1cm" svg:height="0.026cm" svg:x="11.784cm" svg:y="15.3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8.871cm" svg:y="15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9.618cm" svg:y="15.1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365cm" svg:y="15.1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1cm" svg:height="0.026cm" svg:x="11.112cm" svg:y="15.1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1.86cm" svg:y="15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8.621cm" svg:y="15.5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1cm" svg:height="0.026cm" svg:x="9.368cm" svg:y="15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115cm" svg:y="15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863cm" svg:y="15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1.61cm" svg:y="15.5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" draw:layer="layout" svg:x1="8.53cm" svg:y1="15cm" svg:x2="7.93cm" svg:y2="15.78cm">
            <text:p/>
          </draw:line>
          <draw:line draw:style-name="gr31" draw:text-style-name="P1" draw:layer="layout" svg:x1="7.92cm" svg:y1="15.78cm" svg:x2="11.89cm" svg:y2="15.84cm">
            <text:p/>
          </draw:line>
          <draw:line draw:style-name="gr31" draw:text-style-name="P1" draw:layer="layout" svg:x1="11.89cm" svg:y1="15.84cm" svg:x2="12.49cm" svg:y2="15.05cm">
            <text:p/>
          </draw:line>
          <draw:line draw:style-name="gr31" draw:text-style-name="P1" draw:layer="layout" svg:x1="8.52cm" svg:y1="14.991cm" svg:x2="12.49cm" svg:y2="15.051cm">
            <text:p/>
          </draw:line>
          <draw:line draw:style-name="gr31" draw:text-style-name="P1" draw:layer="layout" svg:x1="8.53cm" svg:y1="14.99cm" svg:x2="8.53cm" svg:y2="14.28cm">
            <text:p/>
          </draw:line>
          <draw:line draw:style-name="gr31" draw:text-style-name="P1" draw:layer="layout" svg:x1="12.49cm" svg:y1="15.06cm" svg:x2="12.49cm" svg:y2="14.32cm">
            <text:p/>
          </draw:line>
          <draw:line draw:style-name="gr31" draw:text-style-name="P1" draw:layer="layout" svg:x1="7.928cm" svg:y1="15.79cm" svg:x2="7.928cm" svg:y2="15.08cm">
            <text:p/>
          </draw:line>
          <draw:line draw:style-name="gr31" draw:text-style-name="P1" draw:layer="layout" svg:x1="11.896cm" svg:y1="15.838cm" svg:x2="11.896cm" svg:y2="15.128cm">
            <text:p/>
          </draw:line>
          <draw:line draw:style-name="gr31" draw:text-style-name="P1" draw:layer="layout" svg:x1="11.89cm" svg:y1="15.13cm" svg:x2="12.49cm" svg:y2="14.32cm">
            <text:p/>
          </draw:line>
          <draw:line draw:style-name="gr31" draw:text-style-name="P1" draw:layer="layout" svg:x1="8.53cm" svg:y1="14.294cm" svg:x2="7.93cm" svg:y2="15.074cm">
            <text:p/>
          </draw:line>
          <draw:line draw:style-name="gr31" draw:text-style-name="P1" draw:layer="layout" svg:x1="8.52cm" svg:y1="14.29cm" svg:x2="12.49cm" svg:y2="14.33cm">
            <text:p/>
          </draw:line>
          <draw:custom-shape draw:style-name="gr33" draw:text-style-name="P19" draw:layer="layout" svg:width="0.89cm" svg:height="0.4cm" svg:x="9.52cm" svg:y="14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" draw:layer="layout" svg:x1="7.91cm" svg:y1="15.09cm" svg:x2="11.89cm" svg:y2="15.12cm">
            <text:p/>
          </draw:line>
          <draw:line draw:style-name="gr3" draw:text-style-name="P1" draw:layer="layout" svg:x1="9.45cm" svg:y1="15.46cm" svg:x2="9.45cm" svg:y2="15.06cm">
            <text:p text:style-name="P3"><text:span text:style-name="T4"/></text:p>
            <text:p text:style-name="P3"><text:span text:style-name="T4"/></text:p>
            <text:p text:style-name="P3"><text:span text:style-name="T2"/></text:p>
          </draw:line>
          <draw:frame draw:style-name="gr34" draw:text-style-name="P5" draw:layer="layout" svg:width="1.42cm" svg:height="0.72cm" svg:x="8.47cm" svg:y="15cm">
            <draw:text-box>
              <text:p><text:span text:style-name="T1">d /2</text:span></text:p>
            </draw:text-box>
          </draw:frame>
          <draw:line draw:style-name="gr3" draw:text-style-name="P1" draw:layer="layout" svg:x1="10.03cm" svg:y1="14.596cm" svg:x2="9.56cm" svg:y2="14.592cm">
            <text:p text:style-name="P3"><text:span text:style-name="T3"/></text:p>
            <text:p text:style-name="P3"><text:span text:style-name="T2"/></text:p>
          </draw:line>
          <draw:frame draw:style-name="gr5" draw:text-style-name="P5" draw:layer="layout" svg:width="0.33cm" svg:height="0.662cm" svg:x="9.61cm" svg:y="14.065cm">
            <draw:text-box>
              <text:p><text:span text:style-name="T1">R</text:span></text:p>
            </draw:text-box>
          </draw:frame>
          <draw:g>
            <draw:line draw:style-name="gr6" draw:text-style-name="P1" draw:layer="layout" svg:x1="5.618cm" svg:y1="11.906cm" svg:x2="5.62cm" svg:y2="12.29cm">
              <text:p/>
            </draw:line>
            <draw:line draw:style-name="gr6" draw:text-style-name="P1" draw:layer="layout" svg:x1="5.624cm" svg:y1="11.902cm" svg:x2="6.1cm" svg:y2="11.89cm">
              <text:p/>
            </draw:line>
            <draw:frame draw:style-name="gr7" draw:text-style-name="P6" draw:layer="layout" svg:width="0.33cm" svg:height="0.645cm" svg:x="5.61cm" svg:y="12.105cm">
              <draw:text-box>
                <text:p><text:span text:style-name="T4">z</text:span></text:p>
              </draw:text-box>
            </draw:frame>
            <draw:frame draw:style-name="gr7" draw:text-style-name="P6" draw:layer="layout" svg:width="0.33cm" svg:height="0.645cm" svg:x="6.121cm" svg:y="11.603cm">
              <draw:text-box>
                <text:p><text:span text:style-name="T4">y</text:span></text:p>
              </draw:text-box>
            </draw:frame>
            <draw:line draw:style-name="gr6" draw:text-style-name="P1" draw:layer="layout" svg:x1="5.618cm" svg:y1="11.906cm" svg:x2="6.01cm" svg:y2="11.67cm">
              <text:p/>
            </draw:line>
            <draw:frame draw:style-name="gr7" draw:text-style-name="P6" draw:layer="layout" svg:width="0.33cm" svg:height="0.645cm" svg:x="5.61cm" svg:y="11.106cm">
              <draw:text-box>
                <text:p><text:span text:style-name="T4">x</text:span></text:p>
              </draw:text-box>
            </draw:frame>
          </draw:g>
        </draw:g>
        <draw:frame draw:style-name="gr35" draw:text-style-name="P20" draw:layer="layout" svg:width="3.73cm" svg:height="1.073cm" svg:x="5.16cm" svg:y="1.687cm">
          <draw:text-box>
            <text:p text:style-name="P3"><text:span text:style-name="T1">1D Electrodes</text:span></text:p>
          </draw:text-box>
        </draw:frame>
        <draw:frame draw:style-name="gr35" draw:text-style-name="P20" draw:layer="layout" svg:width="3.73cm" svg:height="1.073cm" svg:x="11.96cm" svg:y="1.688cm">
          <draw:text-box>
            <text:p text:style-name="P3"><text:span text:style-name="T1">2D Electrodes</text:span></text:p>
          </draw:text-box>
        </draw:frame>
        <draw:frame draw:style-name="gr35" draw:text-style-name="P20" draw:layer="layout" svg:width="3.73cm" svg:height="1.073cm" svg:x="19.56cm" svg:y="1.689cm">
          <draw:text-box>
            <text:p text:style-name="P3"><text:span text:style-name="T1">3D Electrodes</text:span></text:p>
          </draw:text-box>
        </draw:frame>
        <draw:frame draw:style-name="gr35" draw:text-style-name="P20" draw:layer="layout" svg:width="3.73cm" svg:height="1.073cm" svg:x="8.36cm" svg:y="9.989cm">
          <draw:text-box>
            <text:p text:style-name="P3"><text:span text:style-name="T1">2D Electrodes</text:span></text:p>
          </draw:text-box>
        </draw:frame>
        <draw:frame draw:style-name="gr36" draw:text-style-name="P20" draw:layer="layout" svg:width="4.31cm" svg:height="1.484cm" svg:x="19.56cm" svg:y="9.99cm">
          <draw:text-box>
            <text:p text:style-name="P3"><text:span text:style-name="T1">1D Electrodes </text:span></text:p>
          </draw:text-box>
        </draw:frame>
      </draw:page>
      <draw:page draw:name="page2" draw:style-name="dp1" draw:master-page-name="Default">
        <draw:custom-shape draw:style-name="gr37" draw:text-style-name="P21" draw:layer="layout" svg:width="0.19cm" svg:height="0.57cm" draw:transform="rotate (-3.14159265358979) translate (8.09cm 8.7cm)">
          <text:p/>
          <draw:enhanced-geometry svg:viewBox="0 0 21600 21600" draw:glue-points="?f0 0 ?f1 10800 0 21600 10800 21600 21600 21600 ?f7 10800" draw:text-areas="?f1 10800 ?f2 18000 ?f3 7200 ?f4 21600" draw:type="isosceles-triangle" draw:modifiers="10143.64640883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1" draw:layer="layout" svg:width="0.18cm" svg:height="4.91cm" svg:x="7.91cm" svg:y="3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071cm" svg:height="2.032cm" svg:x="8.897cm" svg:y="4.73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699cm" svg:y1="4.783cm" svg:x2="8.699cm" svg:y2="5.721cm">
          <text:p text:style-name="P3"><text:span text:style-name="T3"/></text:p>
          <text:p text:style-name="P3"><text:span text:style-name="T2"/></text:p>
        </draw:line>
        <draw:frame draw:style-name="gr5" draw:text-style-name="P5" draw:layer="layout" svg:width="0.33cm" svg:height="0.662cm" svg:x="8.28cm" svg:y="4.902cm">
          <draw:text-box>
            <text:p><text:span text:style-name="T1">R</text:span></text:p>
          </draw:text-box>
        </draw:frame>
        <draw:g>
          <draw:line draw:style-name="gr39" draw:text-style-name="P1" draw:layer="layout" svg:x1="6.686cm" svg:y1="3.903cm" svg:x2="6.688cm" svg:y2="4.287cm">
            <text:p/>
          </draw:line>
          <draw:line draw:style-name="gr39" draw:text-style-name="P1" draw:layer="layout" svg:x1="6.684cm" svg:y1="3.897cm" svg:x2="7.16cm" svg:y2="3.897cm">
            <text:p/>
          </draw:line>
          <draw:frame draw:style-name="gr7" draw:text-style-name="P23" draw:layer="layout" svg:width="0.33cm" svg:height="0.662cm" svg:x="6.67cm" svg:y="4.106cm">
            <draw:text-box>
              <text:p text:style-name="P22"><text:span text:style-name="T7">z</text:span></text:p>
            </draw:text-box>
          </draw:frame>
          <draw:frame draw:style-name="gr7" draw:text-style-name="P23" draw:layer="layout" svg:width="0.33cm" svg:height="0.662cm" svg:x="7.181cm" svg:y="3.604cm">
            <draw:text-box>
              <text:p text:style-name="P22"><text:span text:style-name="T7">y</text:span></text:p>
            </draw:text-box>
          </draw:frame>
          <draw:line draw:style-name="gr39" draw:text-style-name="P1" draw:layer="layout" svg:x1="6.678cm" svg:y1="3.907cm" svg:x2="7.07cm" svg:y2="3.671cm">
            <text:p/>
          </draw:line>
          <draw:frame draw:style-name="gr7" draw:text-style-name="P23" draw:layer="layout" svg:width="0.33cm" svg:height="0.662cm" svg:x="6.67cm" svg:y="3.107cm">
            <draw:text-box>
              <text:p text:style-name="P22"><text:span text:style-name="T7">x</text:span></text:p>
            </draw:text-box>
          </draw:frame>
        </draw:g>
        <draw:line draw:style-name="gr40" draw:text-style-name="P1" draw:layer="layout" svg:x1="7.9cm" svg:y1="3.21cm" svg:x2="7.9cm" svg:y2="8.13cm">
          <text:p/>
        </draw:line>
        <draw:line draw:style-name="gr40" draw:text-style-name="P1" draw:layer="layout" svg:x1="8.096cm" svg:y1="3.21cm" svg:x2="8.096cm" svg:y2="8.13cm">
          <text:p/>
        </draw:line>
        <draw:line draw:style-name="gr3" draw:text-style-name="P1" draw:layer="layout" svg:x1="7.99cm" svg:y1="4.046cm" svg:x2="8.944cm" svg:y2="4.046cm">
          <text:p text:style-name="P3"><text:span text:style-name="T1">h</text:span></text:p>
          <text:p text:style-name="P3"><text:span text:style-name="T2"/></text:p>
        </draw:line>
        <draw:custom-shape draw:style-name="gr41" draw:text-style-name="P24" draw:layer="layout" svg:width="0.06cm" svg:height="0.06cm" svg:x="7.9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7.975cm" svg:y="3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7.976cm" svg:y="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7.975cm" svg:y="4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7.976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7.976cm" svg:y="5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7.977cm" svg:y="5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7.975cm" svg:y="6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7.976cm" svg:y="6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7.97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7.977cm" svg:y="7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7.976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7.9cm" svg:y1="8.1cm" svg:x2="8cm" svg:y2="8.7cm">
          <text:p/>
        </draw:line>
        <draw:line draw:style-name="gr40" draw:text-style-name="P1" draw:layer="layout" svg:x1="8.1cm" svg:y1="8.1cm" svg:x2="8cm" svg:y2="8.7cm">
          <text:p/>
        </draw:line>
        <draw:custom-shape draw:style-name="gr41" draw:text-style-name="P24" draw:layer="layout" svg:width="0.06cm" svg:height="0.06cm" svg:x="7.977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9cm" svg:height="0.57cm" draw:transform="rotate (-3.14159265358979) translate (13.09cm 8.7cm)">
          <text:p/>
          <draw:enhanced-geometry svg:viewBox="0 0 21600 21600" draw:glue-points="?f0 0 ?f1 10800 0 21600 10800 21600 21600 21600 ?f7 10800" draw:text-areas="?f1 10800 ?f2 18000 ?f3 7200 ?f4 21600" draw:type="isosceles-triangle" draw:modifiers="10143.64640883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1" draw:layer="layout" svg:width="0.18cm" svg:height="4.91cm" svg:x="12.91cm" svg:y="3.22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2.9cm" svg:y1="3.21cm" svg:x2="12.9cm" svg:y2="8.13cm">
          <text:p/>
        </draw:line>
        <draw:line draw:style-name="gr40" draw:text-style-name="P1" draw:layer="layout" svg:x1="13.096cm" svg:y1="3.21cm" svg:x2="13.096cm" svg:y2="8.13cm">
          <text:p/>
        </draw:line>
        <draw:custom-shape draw:style-name="gr41" draw:text-style-name="P24" draw:layer="layout" svg:width="0.06cm" svg:height="0.06cm" svg:x="12.9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2.975cm" svg:y="3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2.976cm" svg:y="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2.975cm" svg:y="4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2.976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2.976cm" svg:y="5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2.977cm" svg:y="5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2.975cm" svg:y="6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2.976cm" svg:y="6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2.97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2.977cm" svg:y="7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2.976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12.9cm" svg:y1="8.1cm" svg:x2="13cm" svg:y2="8.7cm">
          <text:p/>
        </draw:line>
        <draw:line draw:style-name="gr40" draw:text-style-name="P1" draw:layer="layout" svg:x1="13.1cm" svg:y1="8.1cm" svg:x2="13cm" svg:y2="8.7cm">
          <text:p/>
        </draw:line>
        <draw:custom-shape draw:style-name="gr41" draw:text-style-name="P24" draw:layer="layout" svg:width="0.06cm" svg:height="0.06cm" svg:x="12.977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9cm" svg:height="0.57cm" draw:transform="rotate (-3.14159265358979) translate (13.89cm 8.7cm)">
          <text:p/>
          <draw:enhanced-geometry svg:viewBox="0 0 21600 21600" draw:glue-points="?f0 0 ?f1 10800 0 21600 10800 21600 21600 21600 ?f7 10800" draw:text-areas="?f1 10800 ?f2 18000 ?f3 7200 ?f4 21600" draw:type="isosceles-triangle" draw:modifiers="10143.64640883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1" draw:layer="layout" svg:width="0.18cm" svg:height="4.91cm" svg:x="13.71cm" svg:y="3.22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3.7cm" svg:y1="3.21cm" svg:x2="13.7cm" svg:y2="8.13cm">
          <text:p/>
        </draw:line>
        <draw:line draw:style-name="gr40" draw:text-style-name="P1" draw:layer="layout" svg:x1="13.896cm" svg:y1="3.21cm" svg:x2="13.896cm" svg:y2="8.13cm">
          <text:p/>
        </draw:line>
        <draw:custom-shape draw:style-name="gr41" draw:text-style-name="P24" draw:layer="layout" svg:width="0.06cm" svg:height="0.06cm" svg:x="13.7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775cm" svg:y="3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776cm" svg:y="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775cm" svg:y="4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776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776cm" svg:y="5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777cm" svg:y="5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775cm" svg:y="6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776cm" svg:y="6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77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777cm" svg:y="7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3.776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13.7cm" svg:y1="8.1cm" svg:x2="13.8cm" svg:y2="8.7cm">
          <text:p/>
        </draw:line>
        <draw:line draw:style-name="gr40" draw:text-style-name="P1" draw:layer="layout" svg:x1="13.9cm" svg:y1="8.1cm" svg:x2="13.8cm" svg:y2="8.7cm">
          <text:p/>
        </draw:line>
        <draw:custom-shape draw:style-name="gr41" draw:text-style-name="P24" draw:layer="layout" svg:width="0.06cm" svg:height="0.06cm" svg:x="13.777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9cm" svg:height="0.57cm" draw:transform="rotate (-3.14159265358979) translate (14.69cm 8.7cm)">
          <text:p/>
          <draw:enhanced-geometry svg:viewBox="0 0 21600 21600" draw:glue-points="?f0 0 ?f1 10800 0 21600 10800 21600 21600 21600 ?f7 10800" draw:text-areas="?f1 10800 ?f2 18000 ?f3 7200 ?f4 21600" draw:type="isosceles-triangle" draw:modifiers="10143.64640883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1" draw:layer="layout" svg:width="0.18cm" svg:height="4.91cm" svg:x="14.51cm" svg:y="3.22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4.5cm" svg:y1="3.21cm" svg:x2="14.5cm" svg:y2="8.13cm">
          <text:p/>
        </draw:line>
        <draw:line draw:style-name="gr40" draw:text-style-name="P1" draw:layer="layout" svg:x1="14.696cm" svg:y1="3.21cm" svg:x2="14.696cm" svg:y2="8.13cm">
          <text:p/>
        </draw:line>
        <draw:custom-shape draw:style-name="gr41" draw:text-style-name="P24" draw:layer="layout" svg:width="0.06cm" svg:height="0.06cm" svg:x="14.5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4.575cm" svg:y="3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4.576cm" svg:y="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4.575cm" svg:y="4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4.576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4.576cm" svg:y="5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4.577cm" svg:y="5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4.575cm" svg:y="6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4.576cm" svg:y="6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4.57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4.577cm" svg:y="7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4.576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14.5cm" svg:y1="8.1cm" svg:x2="14.6cm" svg:y2="8.7cm">
          <text:p/>
        </draw:line>
        <draw:line draw:style-name="gr40" draw:text-style-name="P1" draw:layer="layout" svg:x1="14.7cm" svg:y1="8.1cm" svg:x2="14.6cm" svg:y2="8.7cm">
          <text:p/>
        </draw:line>
        <draw:custom-shape draw:style-name="gr41" draw:text-style-name="P24" draw:layer="layout" svg:width="0.06cm" svg:height="0.06cm" svg:x="14.577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9cm" svg:height="0.57cm" draw:transform="rotate (-3.14159265358979) translate (15.49cm 8.7cm)">
          <text:p/>
          <draw:enhanced-geometry svg:viewBox="0 0 21600 21600" draw:glue-points="?f0 0 ?f1 10800 0 21600 10800 21600 21600 21600 ?f7 10800" draw:text-areas="?f1 10800 ?f2 18000 ?f3 7200 ?f4 21600" draw:type="isosceles-triangle" draw:modifiers="10143.64640883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1" draw:layer="layout" svg:width="0.18cm" svg:height="4.91cm" svg:x="15.31cm" svg:y="3.22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5.3cm" svg:y1="3.21cm" svg:x2="15.3cm" svg:y2="8.13cm">
          <text:p/>
        </draw:line>
        <draw:line draw:style-name="gr40" draw:text-style-name="P1" draw:layer="layout" svg:x1="15.496cm" svg:y1="3.21cm" svg:x2="15.496cm" svg:y2="8.13cm">
          <text:p/>
        </draw:line>
        <draw:custom-shape draw:style-name="gr41" draw:text-style-name="P24" draw:layer="layout" svg:width="0.06cm" svg:height="0.06cm" svg:x="15.3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5.375cm" svg:y="3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5.376cm" svg:y="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5.375cm" svg:y="4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5.376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5.376cm" svg:y="5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5.377cm" svg:y="5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5.375cm" svg:y="6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5.376cm" svg:y="6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5.37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5.377cm" svg:y="7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15.376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15.3cm" svg:y1="8.1cm" svg:x2="15.4cm" svg:y2="8.7cm">
          <text:p/>
        </draw:line>
        <draw:line draw:style-name="gr40" draw:text-style-name="P1" draw:layer="layout" svg:x1="15.5cm" svg:y1="8.1cm" svg:x2="15.4cm" svg:y2="8.7cm">
          <text:p/>
        </draw:line>
        <draw:custom-shape draw:style-name="gr41" draw:text-style-name="P24" draw:layer="layout" svg:width="0.06cm" svg:height="0.06cm" svg:x="15.377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9" draw:text-style-name="P1" draw:layer="layout" svg:x1="11.86cm" svg:y1="3.904cm" svg:x2="11.862cm" svg:y2="4.288cm">
            <text:p/>
          </draw:line>
          <draw:line draw:style-name="gr39" draw:text-style-name="P1" draw:layer="layout" svg:x1="11.858cm" svg:y1="3.898cm" svg:x2="12.334cm" svg:y2="3.898cm">
            <text:p/>
          </draw:line>
          <draw:frame draw:style-name="gr7" draw:text-style-name="P23" draw:layer="layout" svg:width="0.33cm" svg:height="0.662cm" svg:x="11.844cm" svg:y="4.107cm">
            <draw:text-box>
              <text:p text:style-name="P22"><text:span text:style-name="T7">y</text:span></text:p>
            </draw:text-box>
          </draw:frame>
          <draw:frame draw:style-name="gr7" draw:text-style-name="P23" draw:layer="layout" svg:width="0.33cm" svg:height="0.662cm" svg:x="12.355cm" svg:y="3.605cm">
            <draw:text-box>
              <text:p text:style-name="P22"><text:span text:style-name="T7">x</text:span></text:p>
            </draw:text-box>
          </draw:frame>
          <draw:line draw:style-name="gr39" draw:text-style-name="P1" draw:layer="layout" svg:x1="11.852cm" svg:y1="3.908cm" svg:x2="12.244cm" svg:y2="3.672cm">
            <text:p/>
          </draw:line>
          <draw:frame draw:style-name="gr7" draw:text-style-name="P23" draw:layer="layout" svg:width="0.33cm" svg:height="0.662cm" svg:x="11.844cm" svg:y="3.108cm">
            <draw:text-box>
              <text:p text:style-name="P22"><text:span text:style-name="T7">z</text:span></text:p>
            </draw:text-box>
          </draw:frame>
        </draw:g>
        <draw:custom-shape draw:style-name="gr42" draw:text-style-name="P25" draw:layer="layout" svg:width="1.587cm" svg:height="1.587cm" svg:x="13.59cm" svg:y="5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33cm" svg:height="0.662cm" svg:x="13.98cm" svg:y="5.302cm">
          <draw:text-box>
            <text:p><text:span text:style-name="T1">R</text:span></text:p>
          </draw:text-box>
        </draw:frame>
        <draw:line draw:style-name="gr3" draw:text-style-name="P1" draw:layer="layout" svg:x1="13.05cm" svg:y1="6.84cm" svg:x2="13.674cm" svg:y2="6.36cm">
          <text:p text:style-name="P3"><text:span text:style-name="T1"/></text:p>
          <text:p text:style-name="P3"><text:span text:style-name="T2"/></text:p>
        </draw:line>
        <draw:frame draw:style-name="gr5" draw:text-style-name="P5" draw:layer="layout" svg:width="0.33cm" svg:height="0.662cm" svg:x="13.14cm" svg:y="5.928cm">
          <draw:text-box>
            <text:p><text:span text:style-name="T1">h</text:span></text:p>
          </draw:text-box>
        </draw:frame>
        <draw:line draw:style-name="gr43" draw:text-style-name="P1" draw:layer="layout" svg:x1="19.996cm" svg:y1="4.2cm" svg:x2="19.996cm" svg:y2="8.63cm">
          <text:p/>
        </draw:line>
        <draw:g>
          <draw:line draw:style-name="gr39" draw:text-style-name="P1" draw:layer="layout" svg:x1="18.86cm" svg:y1="3.904cm" svg:x2="18.862cm" svg:y2="4.288cm">
            <text:p/>
          </draw:line>
          <draw:line draw:style-name="gr39" draw:text-style-name="P1" draw:layer="layout" svg:x1="18.858cm" svg:y1="3.898cm" svg:x2="19.334cm" svg:y2="3.898cm">
            <text:p/>
          </draw:line>
          <draw:frame draw:style-name="gr7" draw:text-style-name="P23" draw:layer="layout" svg:width="0.33cm" svg:height="0.662cm" svg:x="18.844cm" svg:y="4.107cm">
            <draw:text-box>
              <text:p text:style-name="P22"><text:span text:style-name="T7">z</text:span></text:p>
            </draw:text-box>
          </draw:frame>
          <draw:frame draw:style-name="gr7" draw:text-style-name="P23" draw:layer="layout" svg:width="0.33cm" svg:height="0.662cm" svg:x="19.355cm" svg:y="3.605cm">
            <draw:text-box>
              <text:p text:style-name="P22"><text:span text:style-name="T7">y</text:span></text:p>
            </draw:text-box>
          </draw:frame>
          <draw:line draw:style-name="gr39" draw:text-style-name="P1" draw:layer="layout" svg:x1="18.852cm" svg:y1="3.908cm" svg:x2="19.244cm" svg:y2="3.672cm">
            <text:p/>
          </draw:line>
          <draw:frame draw:style-name="gr7" draw:text-style-name="P23" draw:layer="layout" svg:width="0.33cm" svg:height="0.662cm" svg:x="18.844cm" svg:y="3.108cm">
            <draw:text-box>
              <text:p text:style-name="P22"><text:span text:style-name="T7">x</text:span></text:p>
            </draw:text-box>
          </draw:frame>
        </draw:g>
        <draw:custom-shape draw:style-name="gr44" draw:text-style-name="P26" draw:layer="layout" svg:width="0.157cm" svg:height="0.17cm" draw:transform="rotate (-3.14159265358979) translate (20.074cm 8.8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5" draw:text-style-name="P1" draw:layer="layout" svg:x1="20.397cm" svg:y1="3.76cm" svg:x2="20.397cm" svg:y2="8.19cm">
          <text:p/>
        </draw:line>
        <draw:custom-shape draw:style-name="gr46" draw:text-style-name="P27" draw:layer="layout" svg:width="0.157cm" svg:height="0.17cm" draw:transform="rotate (-3.14159265358979) translate (20.475cm 8.36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7" draw:text-style-name="P1" draw:layer="layout" svg:x1="20.798cm" svg:y1="3.32cm" svg:x2="20.798cm" svg:y2="7.75cm">
          <text:p/>
        </draw:line>
        <draw:custom-shape draw:style-name="gr48" draw:text-style-name="P28" draw:layer="layout" svg:width="0.157cm" svg:height="0.17cm" draw:transform="rotate (-3.14159265358979) translate (20.876cm 7.92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9" draw:text-style-name="P1" draw:layer="layout" svg:x1="21.199cm" svg:y1="2.88cm" svg:x2="21.199cm" svg:y2="7.31cm">
          <text:p/>
        </draw:line>
        <draw:custom-shape draw:style-name="gr50" draw:text-style-name="P29" draw:layer="layout" svg:width="0.157cm" svg:height="0.17cm" draw:transform="rotate (-3.14159265358979) translate (21.277cm 7.48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26" draw:layer="layout" svg:width="0.157cm" svg:height="0.17cm" draw:transform="rotate (-3.14159265358979) translate (21.074cm 8.76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27" draw:layer="layout" svg:width="0.157cm" svg:height="0.17cm" draw:transform="rotate (-3.14159265358979) translate (21.475cm 8.32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7" draw:text-style-name="P1" draw:layer="layout" svg:x1="21.798cm" svg:y1="3.28cm" svg:x2="21.798cm" svg:y2="7.71cm">
          <text:p/>
        </draw:line>
        <draw:custom-shape draw:style-name="gr48" draw:text-style-name="P28" draw:layer="layout" svg:width="0.157cm" svg:height="0.17cm" draw:transform="rotate (-3.14159265358979) translate (21.876cm 7.88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9" draw:text-style-name="P1" draw:layer="layout" svg:x1="22.199cm" svg:y1="2.84cm" svg:x2="22.199cm" svg:y2="7.27cm">
          <text:p/>
        </draw:line>
        <draw:custom-shape draw:style-name="gr50" draw:text-style-name="P29" draw:layer="layout" svg:width="0.157cm" svg:height="0.17cm" draw:transform="rotate (-3.14159265358979) translate (22.277cm 7.44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26" draw:layer="layout" svg:width="0.157cm" svg:height="0.17cm" draw:transform="rotate (-3.14159265358979) translate (22.074cm 8.72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27" draw:layer="layout" svg:width="0.157cm" svg:height="0.17cm" draw:transform="rotate (-3.14159265358979) translate (22.475cm 8.28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7" draw:text-style-name="P1" draw:layer="layout" svg:x1="22.798cm" svg:y1="3.24cm" svg:x2="22.798cm" svg:y2="7.67cm">
          <text:p/>
        </draw:line>
        <draw:custom-shape draw:style-name="gr48" draw:text-style-name="P28" draw:layer="layout" svg:width="0.157cm" svg:height="0.17cm" draw:transform="rotate (-3.14159265358979) translate (22.876cm 7.84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9" draw:text-style-name="P1" draw:layer="layout" svg:x1="23.199cm" svg:y1="2.8cm" svg:x2="23.199cm" svg:y2="7.23cm">
          <text:p/>
        </draw:line>
        <draw:custom-shape draw:style-name="gr50" draw:text-style-name="P29" draw:layer="layout" svg:width="0.157cm" svg:height="0.17cm" draw:transform="rotate (-3.14159265358979) translate (23.277cm 7.4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3d:scene draw:style-name="gr51" svg:width="1.555cm" svg:height="1.781cm" svg:x="20.71cm" svg:y="5.29cm" dr3d:transform="matrix (0.238086077232917 -0.477777959519671 0.845602294950209 -0.116468551981213 0.850311052022923 0.513231128447087 -0.964235498323538 -0.220679260930632 0.146801115690137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2" draw:layer="layout"/>
        </dr3d:scene>
        <draw:line draw:style-name="gr43" draw:text-style-name="P1" draw:layer="layout" svg:x1="20.996cm" svg:y1="4.16cm" svg:x2="20.996cm" svg:y2="8.59cm">
          <text:p/>
        </draw:line>
        <draw:line draw:style-name="gr45" draw:text-style-name="P1" draw:layer="layout" svg:x1="21.397cm" svg:y1="3.72cm" svg:x2="21.397cm" svg:y2="8.15cm">
          <text:p/>
        </draw:line>
        <draw:line draw:style-name="gr43" draw:text-style-name="P1" draw:layer="layout" svg:x1="21.996cm" svg:y1="4.12cm" svg:x2="21.996cm" svg:y2="8.55cm">
          <text:p/>
        </draw:line>
        <draw:line draw:style-name="gr45" draw:text-style-name="P1" draw:layer="layout" svg:x1="22.397cm" svg:y1="3.68cm" svg:x2="22.397cm" svg:y2="8.11cm">
          <text:p/>
        </draw:line>
        <draw:line draw:style-name="gr3" draw:text-style-name="P1" draw:layer="layout" svg:x1="21.47cm" svg:y1="6.15cm" svg:x2="21.77cm" svg:y2="6.61cm">
          <text:p text:style-name="P3"><text:span text:style-name="T3"/></text:p>
          <text:p text:style-name="P3"><text:span text:style-name="T2"/></text:p>
        </draw:line>
        <draw:frame draw:style-name="gr5" draw:text-style-name="P5" draw:layer="layout" svg:width="0.33cm" svg:height="0.662cm" svg:x="21.58cm" svg:y="5.902cm">
          <draw:text-box>
            <text:p><text:span text:style-name="T1">R</text:span></text:p>
          </draw:text-box>
        </draw:frame>
        <draw:custom-shape draw:style-name="gr53" draw:text-style-name="P2" draw:layer="layout" svg:width="0.07cm" svg:height="0.07cm" svg:x="19.96cm" svg:y="8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1cm" svg:y="8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1cm" svg:y="7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2cm" svg:y="7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2cm" svg:y="6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3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3cm" svg:y="6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4cm" svg:y="5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4cm" svg:y="5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5cm" svg:y="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6cm" svg:y="4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1cm" svg:y="8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2cm" svg:y="8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2cm" svg:y="7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3cm" svg:y="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3cm" svg:y="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4cm" svg:y="6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4cm" svg:y="6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5cm" svg:y="5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5cm" svg:y="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6cm" svg:y="4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7cm" svg:y="4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2cm" svg:y="8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3cm" svg:y="8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3cm" svg:y="7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4cm" svg:y="7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4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5cm" svg:y="6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5cm" svg:y="6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6cm" svg:y="5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6cm" svg:y="5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7cm" svg:y="4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8cm" svg:y="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3cm" svg:y="8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4cm" svg:y="7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4cm" svg:y="7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5cm" svg:y="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5cm" svg:y="6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6cm" svg:y="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6cm" svg:y="5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7cm" svg:y="5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7cm" svg:y="4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8cm" svg:y="4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9cm" svg:y="4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draw:layer="layout" svg:width="0.07cm" svg:height="0.07cm" svg:x="22.764cm" svg:y="7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draw:layer="layout" svg:width="0.07cm" svg:height="0.07cm" svg:x="22.765cm" svg:y="7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draw:layer="layout" svg:width="0.07cm" svg:height="0.07cm" svg:x="22.765cm" svg:y="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draw:layer="layout" svg:width="0.07cm" svg:height="0.07cm" svg:x="22.766cm" svg:y="6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draw:layer="layout" svg:width="0.07cm" svg:height="0.07cm" svg:x="22.766cm" svg:y="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draw:layer="layout" svg:width="0.07cm" svg:height="0.07cm" svg:x="22.767cm" svg:y="5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draw:layer="layout" svg:width="0.07cm" svg:height="0.07cm" svg:x="22.767cm" svg:y="5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draw:layer="layout" svg:width="0.07cm" svg:height="0.07cm" svg:x="22.768cm" svg:y="4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draw:layer="layout" svg:width="0.07cm" svg:height="0.07cm" svg:x="22.768cm" svg:y="4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draw:layer="layout" svg:width="0.07cm" svg:height="0.07cm" svg:x="22.769cm" svg:y="4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draw:layer="layout" svg:width="0.07cm" svg:height="0.07cm" svg:x="22.77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65cm" svg:y="7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66cm" svg:y="6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66cm" svg:y="6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67cm" svg:y="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67cm" svg:y="5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68cm" svg:y="5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68cm" svg:y="4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69cm" svg:y="4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69cm" svg:y="4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7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71cm" svg:y="3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7.15cm" svg:height="1.44cm" svg:x="5.913cm" svg:y="12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draw:layer="layout" svg:width="7.15cm" svg:height="1.44cm" svg:x="5.914cm" svg:y="15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7.15cm" svg:height="1.44cm" svg:x="5.914cm" svg:y="1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5.91cm" svg:y1="13.72cm" svg:x2="5.913cm" svg:y2="15.804cm">
          <text:p/>
        </draw:line>
        <draw:line draw:style-name="gr60" draw:text-style-name="P1" draw:layer="layout" svg:x1="13.051cm" svg:y1="13.8cm" svg:x2="13.054cm" svg:y2="15.904cm">
          <text:p/>
        </draw:line>
        <draw:custom-shape draw:style-name="gr61" draw:text-style-name="P32" draw:layer="layout" svg:width="7.15cm" svg:height="1.44cm" svg:x="5.915cm" svg:y="12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8.103cm" svg:y="15.8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1cm" svg:height="0.026cm" svg:x="8.85cm" svg:y="15.8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9.597cm" svg:y="15.8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0.345cm" svg:y="15.8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1cm" svg:height="0.026cm" svg:x="8.178cm" svg:y="15.7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8.926cm" svg:y="15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9.673cm" svg:y="15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0.42cm" svg:y="15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8.254cm" svg:y="15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9.001cm" svg:y="15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9.748cm" svg:y="15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1cm" svg:height="0.026cm" svg:x="10.495cm" svg:y="15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8.004cm" svg:y="15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1cm" svg:height="0.026cm" svg:x="8.751cm" svg:y="15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9.498cm" svg:y="15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0.246cm" svg:y="15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3" draw:layer="layout" svg:width="1.397cm" svg:height="0.346cm" svg:x="8.903cm" svg:y="15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83cm" svg:y1="15.75cm" svg:x2="8.83cm" svg:y2="15.426cm">
          <text:p text:style-name="P3"><text:span text:style-name="T4"/></text:p>
          <text:p text:style-name="P3"><text:span text:style-name="T4"/></text:p>
          <text:p text:style-name="P3"><text:span text:style-name="T2"/></text:p>
        </draw:line>
        <draw:frame draw:style-name="gr34" draw:text-style-name="P5" draw:layer="layout" svg:width="1.42cm" svg:height="0.72cm" svg:x="7.953cm" svg:y="15.504cm">
          <draw:text-box>
            <text:p><text:span text:style-name="T1">d</text:span><text:span text:style-name="T1">/</text:span><text:span text:style-name="T1">2</text:span></text:p>
          </draw:text-box>
        </draw:frame>
        <draw:custom-shape draw:style-name="gr63" draw:text-style-name="P34" draw:layer="layout" svg:width="4.54cm" svg:height="0.77cm" svg:x="7.31cm" svg:y="14.73cm">
          <text:p/>
          <draw:enhanced-geometry svg:viewBox="0 0 21600 21600" draw:glue-points="?f6 0 10800 ?f8 ?f11 10800 ?f9 21600 10800 ?f10 ?f5 10800" draw:text-areas="?f3 ?f3 ?f4 ?f4" draw:type="parallelogram" draw:modifiers="2758.8636864126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3cm" svg:y1="15.19cm" svg:x2="9.643cm" svg:y2="15.196cm">
          <text:p text:style-name="P3"><text:span text:style-name="T3"/></text:p>
          <text:p text:style-name="P3"><text:span text:style-name="T2"/></text:p>
        </draw:line>
        <draw:frame draw:style-name="gr5" draw:text-style-name="P5" draw:layer="layout" svg:width="0.33cm" svg:height="0.662cm" svg:x="9.793cm" svg:y="14.569cm">
          <draw:text-box>
            <text:p><text:span text:style-name="T1">R</text:span></text:p>
          </draw:text-box>
        </draw:frame>
        <draw:g>
          <draw:line draw:style-name="gr39" draw:text-style-name="P1" draw:layer="layout" svg:x1="5.56cm" svg:y1="11.704cm" svg:x2="5.562cm" svg:y2="12.088cm">
            <text:p/>
          </draw:line>
          <draw:line draw:style-name="gr39" draw:text-style-name="P1" draw:layer="layout" svg:x1="5.558cm" svg:y1="11.698cm" svg:x2="6.034cm" svg:y2="11.698cm">
            <text:p/>
          </draw:line>
          <draw:frame draw:style-name="gr7" draw:text-style-name="P23" draw:layer="layout" svg:width="0.33cm" svg:height="0.662cm" svg:x="5.544cm" svg:y="11.907cm">
            <draw:text-box>
              <text:p text:style-name="P22"><text:span text:style-name="T7">z</text:span></text:p>
            </draw:text-box>
          </draw:frame>
          <draw:frame draw:style-name="gr7" draw:text-style-name="P23" draw:layer="layout" svg:width="0.33cm" svg:height="0.662cm" svg:x="6.055cm" svg:y="11.405cm">
            <draw:text-box>
              <text:p text:style-name="P22"><text:span text:style-name="T7">y</text:span></text:p>
            </draw:text-box>
          </draw:frame>
          <draw:line draw:style-name="gr39" draw:text-style-name="P1" draw:layer="layout" svg:x1="5.552cm" svg:y1="11.708cm" svg:x2="5.944cm" svg:y2="11.472cm">
            <text:p/>
          </draw:line>
          <draw:frame draw:style-name="gr7" draw:text-style-name="P23" draw:layer="layout" svg:width="0.33cm" svg:height="0.662cm" svg:x="5.544cm" svg:y="10.908cm">
            <draw:text-box>
              <text:p text:style-name="P22"><text:span text:style-name="T7">x</text:span></text:p>
            </draw:text-box>
          </draw:frame>
        </draw:g>
        <draw:line draw:style-name="gr64" draw:text-style-name="P1" draw:layer="layout" svg:x1="5.91cm" svg:y1="12.79cm" svg:x2="5.911cm" svg:y2="13.68cm">
          <text:p/>
        </draw:line>
        <draw:line draw:style-name="gr65" draw:text-style-name="P1" draw:layer="layout" svg:x1="13.05cm" svg:y1="12.88cm" svg:x2="13.05cm" svg:y2="13.72cm">
          <text:p/>
        </draw:line>
        <draw:custom-shape draw:style-name="gr66" draw:text-style-name="P34" draw:layer="layout" svg:width="1.601cm" svg:height="0.491cm" draw:transform="rotate (0.923279174305) translate (10.894cm 16.006cm)">
          <text:p/>
          <draw:enhanced-geometry svg:viewBox="0 0 21600 21600" draw:glue-points="?f6 0 10800 ?f8 ?f11 10800 ?f9 21600 10800 ?f10 ?f5 10800" draw:text-areas="?f3 ?f3 ?f4 ?f4" draw:type="parallelogram" draw:modifiers="8750.5617977528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7" draw:text-style-name="P35" draw:layer="layout" svg:width="3.976cm" svg:height="0.81cm" svg:x="7.31cm" svg:y="1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7cm" svg:height="0.026cm" svg:x="11.045cm" svg:y="15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1.12cm" svg:y="15.7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1cm" svg:height="0.026cm" svg:x="11.195cm" svg:y="15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0.946cm" svg:y="15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5" draw:layer="layout" svg:width="1.63cm" svg:height="0.662cm" svg:x="6.23cm" svg:y="14.39cm">
          <draw:text-box>
            <text:p><text:span text:style-name="T1">T</text:span><text:span text:style-name="T1">i</text:span><text:span text:style-name="T1">s</text:span><text:span text:style-name="T1">s</text:span><text:span text:style-name="T1">u</text:span><text:span text:style-name="T1">e</text:span></text:p>
          </draw:text-box>
        </draw:frame>
        <draw:frame draw:style-name="gr68" draw:text-style-name="P5" draw:layer="layout" svg:width="1.63cm" svg:height="0.662cm" svg:x="6.23cm" svg:y="15.49cm">
          <draw:text-box>
            <text:p><text:span text:style-name="T1">M</text:span><text:span text:style-name="T1">E</text:span><text:span text:style-name="T1">A</text:span></text:p>
          </draw:text-box>
        </draw:frame>
        <draw:frame draw:style-name="gr68" draw:text-style-name="P5" draw:layer="layout" svg:width="1.63cm" svg:height="0.662cm" svg:x="6.23cm" svg:y="13.39cm">
          <draw:text-box>
            <text:p><text:span text:style-name="T1">A</text:span><text:span text:style-name="T1">C</text:span><text:span text:style-name="T1">S</text:span><text:span text:style-name="T1">F</text:span></text:p>
          </draw:text-box>
        </draw:frame>
        <draw:g>
          <draw:custom-shape draw:style-name="gr69" draw:text-style-name="P17" draw:layer="layout" svg:width="0.021cm" svg:height="0.914cm" draw:transform="rotate (-0.0753982236861551) translate (21.035cm 10.86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17" draw:layer="layout" svg:width="0.02cm" svg:height="0.913cm" draw:transform="skewX (0.0328121899374934) rotate (0.517664656141518) translate (20.246cm 12.721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17" draw:layer="layout" svg:width="0.021cm" svg:height="0.913cm" draw:transform="skewX (-0.00331612557878912) rotate (-0.996583002888762) translate (21.783cm 11.141cm)">
            <text:p/>
            <draw:enhanced-geometry svg:viewBox="0 0 21600 21600" draw:type="rectangle" draw:enhanced-path="M 0 0 L 21600 0 21600 21600 0 21600 0 0 Z N"/>
          </draw:custom-shape>
          <draw:line draw:style-name="gr71" draw:text-style-name="P1" draw:layer="layout" svg:x1="20.52cm" svg:y1="15.424cm" svg:x2="20.414cm" svg:y2="17.102cm">
            <text:p/>
          </draw:line>
          <draw:custom-shape draw:style-name="gr70" draw:text-style-name="P17" draw:layer="layout" svg:width="0.021cm" svg:height="0.913cm" draw:transform="skewX (0.0109955742875643) rotate (0.258308729295161) translate (20.545cm 12.026cm)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17" draw:layer="layout" svg:width="0.021cm" svg:height="0.915cm" draw:transform="skewX (0.0349065850398866) rotate (-0.643677428135509) translate (21.408cm 11.872cm)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17" draw:layer="layout" svg:width="0.021cm" svg:height="0.911cm" draw:transform="skewX (0.0734783615089613) rotate (0.536514212063057) translate (20.754cm 15.068cm)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17" draw:layer="layout" svg:width="2.509cm" svg:height="0.086cm" draw:transform="skewX (0.011693705988362) rotate (1.37497038472113) translate (20.581cm 13.63cm)">
            <text:p/>
            <draw:enhanced-geometry svg:viewBox="0 0 21600 21600" draw:type="rectangle" draw:enhanced-path="M 0 0 L 21600 0 21600 21600 0 21600 0 0 Z N"/>
          </draw:custom-shape>
          <dr3d:scene draw:style-name="gr23" svg:width="0.217cm" svg:height="1.518cm" svg:x="20.504cm" svg:y="13.461cm" dr3d:transform="matrix (0.997158900260614 -0.0753268055279327 0 0.0753268055279327 0.997158900260614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24" draw:layer="layout" svg:viewBox="0 -5000 2500 10000" svg:d="M0-5000h250 250 500 500 500 250 250v10000h-250-250-500-500-500-250-250z"/>
          </dr3d:scene>
          <draw:custom-shape draw:style-name="gr69" draw:text-style-name="P17" draw:layer="layout" svg:width="0.024cm" svg:height="0.914cm" draw:transform="skewX (-0.0109955742875641) rotate (0.594982742004867) translate (20.391cm 11.41cm)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17" draw:layer="layout" svg:width="0.023cm" svg:height="0.911cm" draw:transform="skewX (0.0558505360638185) rotate (-0.996583002888762) translate (21.454cm 14.396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20.409cm" svg:y1="12.648cm" svg:x2="20.424cm" svg:y2="13.012cm">
            <text:p/>
          </draw:line>
          <draw:line draw:style-name="gr1" draw:text-style-name="P1" draw:layer="layout" svg:x1="20.716cm" svg:y1="12.246cm" svg:x2="20.731cm" svg:y2="12.61cm">
            <text:p/>
          </draw:line>
          <draw:line draw:style-name="gr1" draw:text-style-name="P1" draw:layer="layout" svg:x1="21.562cm" svg:y1="11.285cm" svg:x2="21.577cm" svg:y2="11.649cm">
            <text:p/>
          </draw:line>
          <draw:line draw:style-name="gr1" draw:text-style-name="P1" draw:layer="layout" svg:x1="21.094cm" svg:y1="12.337cm" svg:x2="21.109cm" svg:y2="12.701cm">
            <text:p/>
          </draw:line>
          <draw:line draw:style-name="gr1" draw:text-style-name="P1" draw:layer="layout" svg:x1="20.461cm" svg:y1="11.116cm" svg:x2="20.476cm" svg:y2="11.48cm">
            <text:p/>
          </draw:line>
          <draw:line draw:style-name="gr1" draw:text-style-name="P1" draw:layer="layout" svg:x1="20.573cm" svg:y1="11.7cm" svg:x2="20.277cm" svg:y2="11.487cm">
            <text:p/>
          </draw:line>
          <draw:line draw:style-name="gr1" draw:text-style-name="P1" draw:layer="layout" svg:x1="20.332cm" svg:y1="12.882cm" svg:x2="20.01cm" svg:y2="12.711cm">
            <text:p/>
          </draw:line>
          <draw:line draw:style-name="gr1" draw:text-style-name="P1" draw:layer="layout" svg:x1="21.353cm" svg:y1="10.947cm" svg:x2="21.032cm" svg:y2="11.119cm">
            <text:p/>
          </draw:line>
          <draw:line draw:style-name="gr1" draw:text-style-name="P1" draw:layer="layout" svg:x1="21.262cm" svg:y1="12.107cm" svg:x2="21.406cm" svg:y2="12.441cm">
            <text:p/>
          </draw:line>
          <draw:line draw:style-name="gr1" draw:text-style-name="P1" draw:layer="layout" svg:x1="21.313cm" svg:y1="11.458cm" svg:x2="21.454cm" svg:y2="11.575cm">
            <text:p/>
          </draw:line>
          <draw:line draw:style-name="gr1" draw:text-style-name="P1" draw:layer="layout" svg:x1="21.537cm" svg:y1="11.027cm" svg:x2="21.47cm" svg:y2="11.363cm">
            <text:p/>
          </draw:line>
          <draw:custom-shape draw:style-name="gr75" draw:text-style-name="P17" draw:layer="layout" svg:width="0.021cm" svg:height="0.912cm" draw:transform="skewX (0.054803338512622) rotate (-1.77674517853023) translate (20.388cm 14.902cm)">
            <text:p/>
            <draw:enhanced-geometry svg:viewBox="0 0 21600 21600" draw:type="rectangle" draw:enhanced-path="M 0 0 L 21600 0 21600 21600 0 21600 0 0 Z N"/>
          </draw:custom-shape>
          <dr3d:scene draw:style-name="gr26" svg:width="0.808cm" svg:height="0.809cm" svg:x="20.114cm" svg:y="14.769cm" dr3d:transform="matrix (0.997158900260614 -0.0753268055279327 0 0.0753268055279327 0.997158900260614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27" draw:layer="layout"/>
          </dr3d:scene>
          <draw:custom-shape draw:style-name="gr76" draw:text-style-name="P18" draw:layer="layout" svg:width="0.173cm" svg:height="0.794cm" draw:transform="skewX (-0.0125663706143592) rotate (-0.21258110289291) translate (20.959cm 12.806cm)">
            <text:p/>
            <draw:enhanced-geometry svg:viewBox="0 0 21600 21600" draw:type="rectangle" draw:enhanced-path="M 0 0 L 21600 0 21600 21600 0 21600 0 0 Z N"/>
          </draw:custom-shape>
        </draw:g>
        <draw:custom-shape draw:style-name="gr37" draw:text-style-name="P21" draw:layer="layout" svg:width="0.19cm" svg:height="0.57cm" draw:transform="rotate (-3.14159265358979) translate (22.59cm 16.4cm)">
          <text:p/>
          <draw:enhanced-geometry svg:viewBox="0 0 21600 21600" draw:glue-points="?f0 0 ?f1 10800 0 21600 10800 21600 21600 21600 ?f7 10800" draw:text-areas="?f1 10800 ?f2 18000 ?f3 7200 ?f4 21600" draw:type="isosceles-triangle" draw:modifiers="10143.64640883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1" draw:layer="layout" svg:width="0.18cm" svg:height="4.91cm" svg:x="22.41cm" svg:y="10.92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22.4cm" svg:y1="10.91cm" svg:x2="22.4cm" svg:y2="15.83cm">
          <text:p/>
        </draw:line>
        <draw:line draw:style-name="gr40" draw:text-style-name="P1" draw:layer="layout" svg:x1="22.596cm" svg:y1="10.91cm" svg:x2="22.596cm" svg:y2="15.83cm">
          <text:p/>
        </draw:line>
        <draw:custom-shape draw:style-name="gr41" draw:text-style-name="P24" draw:layer="layout" svg:width="0.06cm" svg:height="0.06cm" svg:x="22.475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22.475cm" svg:y="11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22.476cm" svg:y="11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22.475cm" svg:y="12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22.476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22.476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22.477cm" svg:y="13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22.475cm" svg:y="13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22.476cm" svg:y="1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22.476cm" svg:y="14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22.477cm" svg:y="15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06cm" svg:height="0.06cm" svg:x="22.476cm" svg:y="15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22.4cm" svg:y1="15.8cm" svg:x2="22.5cm" svg:y2="16.4cm">
          <text:p/>
        </draw:line>
        <draw:line draw:style-name="gr40" draw:text-style-name="P1" draw:layer="layout" svg:x1="22.6cm" svg:y1="15.8cm" svg:x2="22.5cm" svg:y2="16.4cm">
          <text:p/>
        </draw:line>
        <draw:custom-shape draw:style-name="gr41" draw:text-style-name="P24" draw:layer="layout" svg:width="0.06cm" svg:height="0.06cm" svg:x="22.477cm" svg:y="15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5" draw:layer="layout" svg:width="1.8cm" svg:height="0.71cm" svg:x="18.46cm" svg:y="13.79cm">
          <draw:text-box>
            <text:p><text:span text:style-name="T1">N</text:span><text:span text:style-name="T1">e</text:span><text:span text:style-name="T1">ur</text:span><text:span text:style-name="T1">o</text:span><text:span text:style-name="T1">n</text:span></text:p>
          </draw:text-box>
        </draw:frame>
        <draw:g>
          <draw:line draw:style-name="gr39" draw:text-style-name="P1" draw:layer="layout" svg:x1="18.834cm" svg:y1="11.705cm" svg:x2="18.836cm" svg:y2="12.089cm">
            <text:p/>
          </draw:line>
          <draw:line draw:style-name="gr39" draw:text-style-name="P1" draw:layer="layout" svg:x1="18.832cm" svg:y1="11.699cm" svg:x2="19.308cm" svg:y2="11.699cm">
            <text:p/>
          </draw:line>
          <draw:frame draw:style-name="gr7" draw:text-style-name="P23" draw:layer="layout" svg:width="0.33cm" svg:height="0.662cm" svg:x="18.818cm" svg:y="11.908cm">
            <draw:text-box>
              <text:p text:style-name="P22"><text:span text:style-name="T7">z</text:span></text:p>
            </draw:text-box>
          </draw:frame>
          <draw:frame draw:style-name="gr7" draw:text-style-name="P23" draw:layer="layout" svg:width="0.33cm" svg:height="0.662cm" svg:x="19.329cm" svg:y="11.406cm">
            <draw:text-box>
              <text:p text:style-name="P22"><text:span text:style-name="T7">y</text:span></text:p>
            </draw:text-box>
          </draw:frame>
          <draw:line draw:style-name="gr39" draw:text-style-name="P1" draw:layer="layout" svg:x1="18.826cm" svg:y1="11.709cm" svg:x2="19.218cm" svg:y2="11.473cm">
            <text:p/>
          </draw:line>
          <draw:frame draw:style-name="gr7" draw:text-style-name="P23" draw:layer="layout" svg:width="0.33cm" svg:height="0.662cm" svg:x="18.818cm" svg:y="10.909cm">
            <draw:text-box>
              <text:p text:style-name="P22"><text:span text:style-name="T7">x</text:span></text:p>
            </draw:text-box>
          </draw:frame>
        </draw:g>
        <draw:custom-shape draw:style-name="gr78" draw:text-style-name="P21" draw:layer="layout" svg:width="1.28cm" svg:height="1.16cm" draw:transform="rotate (-3.14159265358979) translate (16.68cm 16.58cm)">
          <text:p/>
          <draw:enhanced-geometry svg:viewBox="0 0 21600 21600" draw:glue-points="?f0 0 ?f1 10800 0 21600 10800 21600 21600 21600 ?f7 10800" draw:text-areas="?f1 10800 ?f2 18000 ?f3 7200 ?f4 21600" draw:type="isosceles-triangle" draw:modifiers="10403.747072599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9" draw:text-style-name="P21" draw:layer="layout" svg:width="1.28cm" svg:height="4.12cm" svg:x="15.41cm" svg:y="11.31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5.4cm" svg:y1="11.3cm" svg:x2="15.4cm" svg:y2="15.43cm">
          <text:p/>
        </draw:line>
        <draw:line draw:style-name="gr40" draw:text-style-name="P1" draw:layer="layout" svg:x1="16.696cm" svg:y1="11.31cm" svg:x2="16.696cm" svg:y2="15.43cm">
          <text:p/>
        </draw:line>
        <draw:line draw:style-name="gr40" draw:text-style-name="P1" draw:layer="layout" svg:x1="15.4cm" svg:y1="15.4cm" svg:x2="16.06cm" svg:y2="16.62cm">
          <text:p/>
        </draw:line>
        <draw:line draw:style-name="gr40" draw:text-style-name="P1" draw:layer="layout" svg:x1="16.69cm" svg:y1="15.43cm" svg:x2="16.06cm" svg:y2="16.62cm">
          <text:p/>
        </draw:line>
        <draw:custom-shape draw:style-name="gr53" draw:text-style-name="P2" draw:layer="layout" svg:width="0.19cm" svg:height="0.19cm" svg:x="15.51cm" svg:y="11.4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5.81cm" svg:y="11.4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11cm" svg:y="11.4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6.41cm" svg:y="11.4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5.51cm" svg:y="11.7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5.81cm" svg:y="11.7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6.11cm" svg:y="11.7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41cm" svg:y="11.7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5.51cm" svg:y="12.0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5.81cm" svg:y="12.0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11cm" svg:y="12.0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6.41cm" svg:y="12.0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5.51cm" svg:y="12.3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5.81cm" svg:y="12.3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6.11cm" svg:y="12.3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41cm" svg:y="12.3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5.51cm" svg:y="12.6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5.81cm" svg:y="12.6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11cm" svg:y="12.6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6.41cm" svg:y="12.6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5.51cm" svg:y="12.9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5.81cm" svg:y="12.9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6.11cm" svg:y="12.9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41cm" svg:y="12.9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5.51cm" svg:y="13.2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5.81cm" svg:y="13.2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11cm" svg:y="13.2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6.41cm" svg:y="13.2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5.51cm" svg:y="13.5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5.81cm" svg:y="13.5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6.11cm" svg:y="13.5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41cm" svg:y="13.5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5.51cm" svg:y="13.8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5.81cm" svg:y="13.8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11cm" svg:y="13.8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6.41cm" svg:y="13.8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5.51cm" svg:y="14.1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5.81cm" svg:y="14.1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6.11cm" svg:y="14.1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41cm" svg:y="14.1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5.51cm" svg:y="14.4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5.81cm" svg:y="14.4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11cm" svg:y="14.4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6.41cm" svg:y="14.4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5.51cm" svg:y="14.7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5.81cm" svg:y="14.7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6.11cm" svg:y="14.7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41cm" svg:y="14.7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5.51cm" svg:y="15.0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5.81cm" svg:y="15.0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11cm" svg:y="15.0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6.41cm" svg:y="15.0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5.51cm" svg:y="15.3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5.81cm" svg:y="15.3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0.19cm" svg:height="0.19cm" svg:x="16.11cm" svg:y="15.3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41cm" svg:y="15.3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5" draw:layer="layout" svg:width="1.087cm" svg:height="1.087cm" svg:x="15.99cm" svg:y="12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58cm" svg:y1="5.99cm" svg:x2="14.4cm" svg:y2="5.98cm">
          <text:p text:style-name="P3"><text:span text:style-name="T1"/></text:p>
          <text:p text:style-name="P3"><text:span text:style-name="T2"/></text:p>
        </draw:line>
        <draw:line draw:style-name="gr3" draw:text-style-name="P1" draw:layer="layout" svg:x1="16.48cm" svg:y1="12.91cm" svg:x2="17.07cm" svg:y2="12.91cm">
          <text:p text:style-name="P3"><text:span text:style-name="T1"/></text:p>
          <text:p text:style-name="P3"><text:span text:style-name="T2"/></text:p>
        </draw:line>
        <draw:frame draw:style-name="gr5" draw:text-style-name="P5" draw:layer="layout" svg:width="0.33cm" svg:height="0.662cm" svg:x="16.67cm" svg:y="12.368cm">
          <draw:text-box>
            <text:p><text:span text:style-name="T1">R</text:span></text:p>
          </draw:text-box>
        </draw:frame>
        <draw:g>
          <draw:line draw:style-name="gr39" draw:text-style-name="P1" draw:layer="layout" svg:x1="14.208cm" svg:y1="11.706cm" svg:x2="14.21cm" svg:y2="12.09cm">
            <text:p/>
          </draw:line>
          <draw:line draw:style-name="gr39" draw:text-style-name="P1" draw:layer="layout" svg:x1="14.206cm" svg:y1="11.7cm" svg:x2="14.682cm" svg:y2="11.7cm">
            <text:p/>
          </draw:line>
          <draw:frame draw:style-name="gr7" draw:text-style-name="P23" draw:layer="layout" svg:width="0.33cm" svg:height="0.662cm" svg:x="14.192cm" svg:y="11.909cm">
            <draw:text-box>
              <text:p text:style-name="P22"><text:span text:style-name="T7">z</text:span></text:p>
            </draw:text-box>
          </draw:frame>
          <draw:frame draw:style-name="gr7" draw:text-style-name="P23" draw:layer="layout" svg:width="0.33cm" svg:height="0.662cm" svg:x="14.703cm" svg:y="11.407cm">
            <draw:text-box>
              <text:p text:style-name="P22"><text:span text:style-name="T7">y</text:span></text:p>
            </draw:text-box>
          </draw:frame>
          <draw:line draw:style-name="gr39" draw:text-style-name="P1" draw:layer="layout" svg:x1="14.2cm" svg:y1="11.71cm" svg:x2="14.592cm" svg:y2="11.474cm">
            <text:p/>
          </draw:line>
          <draw:frame draw:style-name="gr7" draw:text-style-name="P23" draw:layer="layout" svg:width="0.33cm" svg:height="0.662cm" svg:x="14.192cm" svg:y="10.91cm">
            <draw:text-box>
              <text:p text:style-name="P22"><text:span text:style-name="T7">x</text:span></text:p>
            </draw:text-box>
          </draw:frame>
        </draw:g>
        <draw:frame draw:style-name="gr8" draw:text-style-name="P7" draw:layer="layout" svg:width="0.33cm" svg:height="0.747cm" svg:x="4.86cm" svg:y="1.6cm">
          <draw:text-box>
            <text:p><text:span text:style-name="T5">A</text:span></text:p>
          </draw:text-box>
        </draw:frame>
        <draw:frame draw:style-name="gr8" draw:text-style-name="P8" draw:layer="layout" svg:width="0.33cm" svg:height="0.747cm" svg:x="10.877cm" svg:y="1.601cm">
          <draw:text-box>
            <text:p><text:span text:style-name="T6">B</text:span></text:p>
          </draw:text-box>
        </draw:frame>
        <draw:frame draw:style-name="gr8" draw:text-style-name="P8" draw:layer="layout" svg:width="0.33cm" svg:height="0.747cm" svg:x="17.994cm" svg:y="1.602cm">
          <draw:text-box>
            <text:p><text:span text:style-name="T6">C</text:span></text:p>
          </draw:text-box>
        </draw:frame>
        <draw:frame draw:style-name="gr35" draw:text-style-name="P20" draw:layer="layout" svg:width="3.73cm" svg:height="1.073cm" svg:x="6.26cm" svg:y="1.687cm">
          <draw:text-box>
            <text:p text:style-name="P3"><text:span text:style-name="T1">1</text:span><text:span text:style-name="T1">D </text:span><text:span text:style-name="T1">El</text:span><text:span text:style-name="T1">ec</text:span><text:span text:style-name="T1">tr</text:span><text:span text:style-name="T1">o</text:span><text:span text:style-name="T1">d</text:span><text:span text:style-name="T1">es</text:span></text:p>
          </draw:text-box>
        </draw:frame>
        <draw:frame draw:style-name="gr35" draw:text-style-name="P20" draw:layer="layout" svg:width="3.73cm" svg:height="1.073cm" svg:x="12.26cm" svg:y="1.688cm">
          <draw:text-box>
            <text:p text:style-name="P3"><text:span text:style-name="T1">2D Electrodes</text:span></text:p>
          </draw:text-box>
        </draw:frame>
        <draw:frame draw:style-name="gr35" draw:text-style-name="P20" draw:layer="layout" svg:width="3.73cm" svg:height="1.073cm" svg:x="19.56cm" svg:y="1.689cm">
          <draw:text-box>
            <text:p text:style-name="P3"><text:span text:style-name="T1">3</text:span><text:span text:style-name="T1">D </text:span><text:span text:style-name="T1">El</text:span><text:span text:style-name="T1">ec</text:span><text:span text:style-name="T1">tr</text:span><text:span text:style-name="T1">od</text:span><text:span text:style-name="T1">es</text:span></text:p>
          </draw:text-box>
        </draw:frame>
        <draw:frame draw:style-name="gr8" draw:text-style-name="P7" draw:layer="layout" svg:width="0.33cm" svg:height="0.747cm" svg:x="4.86cm" svg:y="9.6cm">
          <draw:text-box>
            <text:p><text:span text:style-name="T5">D</text:span></text:p>
          </draw:text-box>
        </draw:frame>
        <draw:frame draw:style-name="gr8" draw:text-style-name="P8" draw:layer="layout" svg:width="0.33cm" svg:height="0.747cm" svg:x="13.477cm" svg:y="9.601cm">
          <draw:text-box>
            <text:p><text:span text:style-name="T6">E</text:span></text:p>
          </draw:text-box>
        </draw:frame>
        <draw:frame draw:style-name="gr8" draw:text-style-name="P8" draw:layer="layout" svg:width="0.33cm" svg:height="0.747cm" svg:x="18.094cm" svg:y="9.602cm">
          <draw:text-box>
            <text:p><text:span text:style-name="T6">F</text:span></text:p>
          </draw:text-box>
        </draw:frame>
        <draw:frame draw:style-name="gr35" draw:text-style-name="P20" draw:layer="layout" svg:width="3.73cm" svg:height="1.073cm" svg:x="7.46cm" svg:y="9.687cm">
          <draw:text-box>
            <text:p text:style-name="P3"><text:span text:style-name="T1">2D Electrodes</text:span></text:p>
          </draw:text-box>
        </draw:frame>
        <draw:frame draw:style-name="gr35" draw:text-style-name="P20" draw:layer="layout" svg:width="3.73cm" svg:height="1.073cm" svg:x="14.06cm" svg:y="9.688cm">
          <draw:text-box>
            <text:p text:style-name="P3"><text:span text:style-name="T1">2D Electrodes</text:span></text:p>
          </draw:text-box>
        </draw:frame>
        <draw:frame draw:style-name="gr35" draw:text-style-name="P20" draw:layer="layout" svg:width="3.73cm" svg:height="1.073cm" svg:x="19.56cm" svg:y="9.689cm">
          <draw:text-box>
            <text:p text:style-name="P3"><text:span text:style-name="T1">1</text:span><text:span text:style-name="T1">D </text:span><text:span text:style-name="T1">El</text:span><text:span text:style-name="T1">e</text:span><text:span text:style-name="T1">ct</text:span><text:span text:style-name="T1">r</text:span><text:span text:style-name="T1">o</text:span><text:span text:style-name="T1">d</text:span><text:span text:style-name="T1">e</text:span><text:span text:style-name="T1">s</text:span></text:p>
          </draw:text-box>
        </draw:frame>
        <draw:custom-shape draw:style-name="gr82" draw:text-style-name="P34" draw:layer="layout" svg:width="1.601cm" svg:height="0.491cm" draw:transform="rotate (0.923279174305) translate (6.924cm 16.006cm)">
          <text:p/>
          <draw:enhanced-geometry svg:viewBox="0 0 21600 21600" draw:glue-points="?f6 0 10800 ?f8 ?f11 10800 ?f9 21600 10800 ?f10 ?f5 10800" draw:text-areas="?f3 ?f3 ?f4 ?f4" draw:type="parallelogram" draw:modifiers="8750.5617977528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3" draw:text-style-name="P35" draw:layer="layout" svg:width="3.976cm" svg:height="0.81cm" svg:x="7.887cm" svg:y="14.72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1" draw:display-name="Gradient 11" draw:style="ellipsoid" draw:cx="50%" draw:cy="50%" draw:start-color="#ffffff" draw:end-color="#ff0000" draw:start-intensity="100%" draw:end-intensity="100%" draw:angle="400" draw:border="10%"/>
    <draw:gradient draw:name="Gradient_20_13" draw:display-name="Gradient 13" draw:style="axial" draw:start-color="#ff0000" draw:end-color="#ffffff" draw:start-intensity="100%" draw:end-intensity="100%" draw:angle="0" draw:border="10%"/>
    <draw:gradient draw:name="Gradient_20_17" draw:display-name="Gradient 17" draw:style="radial" draw:cx="50%" draw:cy="50%" draw:start-color="#ffffff" draw:end-color="#ff3333" draw:start-intensity="100%" draw:end-intensity="100%" draw:border="0%"/>
    <draw:gradient draw:name="Gradient_20_19" draw:display-name="Gradient 19" draw:style="radial" draw:cx="50%" draw:cy="50%" draw:start-color="#ffffff" draw:end-color="#ff0000" draw:start-intensity="100%" draw:end-intensity="100%" draw:border="0%"/>
    <draw:gradient draw:name="Gradient_20_9" draw:display-name="Gradient 9" draw:style="axial" draw:start-color="#ff0000" draw:end-color="#ffffff" draw:start-intensity="100%" draw:end-intensity="100%" draw:angle="0" draw:border="0%"/>
    <draw:gradient draw:name="circular" draw:style="radial" draw:cx="50%" draw:cy="50%" draw:start-color="#ffffff" draw:end-color="#ff0000" draw:start-intensity="100%" draw:end-intensity="100%" draw:border="5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aitanya Chintaluri</meta:initial-creator>
    <meta:creation-date>2018-08-10T09:55:09.367121741</meta:creation-date>
    <dc:date>2020-07-15T19:42:26.568390229</dc:date>
    <meta:editing-duration>PT7H11M37S</meta:editing-duration>
    <meta:editing-cycles>42</meta:editing-cycles>
    <meta:generator>LibreOffice/6.0.7.3$Linux_X86_64 LibreOffice_project/00m0$Build-3</meta:generator>
    <meta:document-statistic meta:object-count="792"/>
  </office:meta>
</office:document-meta>
</file>